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32pt" style:font-size-asian="32pt" style:font-size-complex="32pt"/>
    </style:style>
    <style:style style:name="P3" style:family="paragraph" style:parent-style-name="Standard">
      <style:text-properties fo:font-size="14pt" style:font-size-asian="14pt" style:font-size-complex="14pt"/>
    </style:style>
    <style:style style:name="P4" style:family="paragraph" style:parent-style-name="Standard">
      <style:text-properties fo:font-size="14pt" officeooo:paragraph-rsid="0002c9d6" style:font-size-asian="14pt" style:font-size-complex="14pt"/>
    </style:style>
    <style:style style:name="P5" style:family="paragraph" style:parent-style-name="Standard">
      <style:text-properties fo:font-size="14pt" officeooo:rsid="002ce3bd" officeooo:paragraph-rsid="002ce3bd" style:font-size-asian="14pt" style:font-size-complex="14pt"/>
    </style:style>
    <style:style style:name="P6" style:family="paragraph" style:parent-style-name="Standard">
      <style:text-properties fo:font-size="14pt" officeooo:rsid="002dad5a" officeooo:paragraph-rsid="002dad5a" style:font-size-asian="14pt" style:font-size-complex="14pt"/>
    </style:style>
    <style:style style:name="P7" style:family="paragraph" style:parent-style-name="Standard">
      <style:text-properties fo:font-size="14pt" officeooo:rsid="002e4bff" officeooo:paragraph-rsid="002e4bff" style:font-size-asian="14pt" style:font-size-complex="14pt"/>
    </style:style>
    <style:style style:name="P8" style:family="paragraph" style:parent-style-name="Standard">
      <style:text-properties fo:font-size="14pt" officeooo:rsid="002e8871" officeooo:paragraph-rsid="002e8871" style:font-size-asian="14pt" style:font-size-complex="14pt"/>
    </style:style>
    <style:style style:name="P9" style:family="paragraph" style:parent-style-name="Standard">
      <style:text-properties fo:font-size="14pt" officeooo:paragraph-rsid="002f478e" style:font-size-asian="14pt" style:font-size-complex="14pt"/>
    </style:style>
    <style:style style:name="P10" style:family="paragraph" style:parent-style-name="Standard">
      <style:text-properties fo:font-size="14pt" officeooo:rsid="002f478e" officeooo:paragraph-rsid="002f478e" style:font-size-asian="14pt" style:font-size-complex="14pt"/>
    </style:style>
    <style:style style:name="P11" style:family="paragraph" style:parent-style-name="Standard">
      <style:text-properties fo:font-size="14pt" officeooo:rsid="0030b012" officeooo:paragraph-rsid="0030b012" style:font-size-asian="14pt" style:font-size-complex="14pt"/>
    </style:style>
    <style:style style:name="P12" style:family="paragraph" style:parent-style-name="Standard">
      <style:text-properties fo:font-size="14pt" officeooo:rsid="0033f811" officeooo:paragraph-rsid="0033f811" style:font-size-asian="14pt" style:font-size-complex="14pt"/>
    </style:style>
    <style:style style:name="P13" style:family="paragraph" style:parent-style-name="Standard">
      <style:text-properties fo:font-size="14pt" officeooo:rsid="0038e6dd" officeooo:paragraph-rsid="0038e6dd" style:font-size-asian="14pt" style:font-size-complex="14pt"/>
    </style:style>
    <style:style style:name="P14" style:family="paragraph" style:parent-style-name="Standard">
      <style:text-properties fo:font-size="14pt" officeooo:paragraph-rsid="0038e6dd" style:font-size-asian="14pt" style:font-size-complex="14pt"/>
    </style:style>
    <style:style style:name="P15" style:family="paragraph" style:parent-style-name="Standard">
      <style:text-properties fo:font-size="14pt" officeooo:rsid="003d5c5a" officeooo:paragraph-rsid="003d5c5a" style:font-size-asian="14pt" style:font-size-complex="14pt"/>
    </style:style>
    <style:style style:name="P16" style:family="paragraph" style:parent-style-name="Standard">
      <style:text-properties fo:font-size="14pt" officeooo:rsid="003d5c5a" officeooo:paragraph-rsid="0048c15c" style:font-size-asian="14pt" style:font-size-complex="14pt"/>
    </style:style>
    <style:style style:name="P17" style:family="paragraph" style:parent-style-name="Standard">
      <style:text-properties fo:font-size="14pt" officeooo:paragraph-rsid="004a53bf" style:font-size-asian="14pt" style:font-size-complex="14pt"/>
    </style:style>
    <style:style style:name="P18" style:family="paragraph" style:parent-style-name="Standard">
      <style:text-properties fo:font-size="14pt" officeooo:rsid="004db213" officeooo:paragraph-rsid="004db213" style:font-size-asian="14pt" style:font-size-complex="14pt"/>
    </style:style>
    <style:style style:name="P19" style:family="paragraph" style:parent-style-name="Standard">
      <style:text-properties fo:font-size="14pt" fo:font-style="italic" style:font-size-asian="14pt" style:font-style-asian="italic" style:font-size-complex="14pt" style:font-style-complex="italic"/>
    </style:style>
    <style:style style:name="P20"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1" style:family="paragraph" style:parent-style-name="Standard">
      <style:paragraph-properties fo:text-align="center" style:justify-single-word="false"/>
      <style:text-properties fo:font-size="20pt" fo:font-weight="bold" officeooo:paragraph-rsid="002f478e" style:font-size-asian="20pt" style:font-weight-asian="bold" style:font-size-complex="20pt" style:font-weight-complex="bold"/>
    </style:style>
    <style:style style:name="P22" style:family="paragraph" style:parent-style-name="Standard">
      <style:paragraph-properties fo:text-align="center" style:justify-single-word="false"/>
      <style:text-properties fo:font-size="20pt" fo:font-weight="bold" officeooo:paragraph-rsid="0038e6dd" style:font-size-asian="20pt" style:font-weight-asian="bold" style:font-size-complex="20pt" style:font-weight-complex="bold"/>
    </style:style>
    <style:style style:name="P23" style:family="paragraph" style:parent-style-name="Standard">
      <style:paragraph-properties fo:text-align="center" style:justify-single-word="false"/>
      <style:text-properties fo:font-size="20pt" fo:font-weight="bold" officeooo:paragraph-rsid="003feef8" style:font-size-asian="20pt" style:font-weight-asian="bold" style:font-size-complex="20pt" style:font-weight-complex="bold"/>
    </style:style>
    <style:style style:name="P24" style:family="paragraph" style:parent-style-name="Standard">
      <style:paragraph-properties fo:text-align="center" style:justify-single-word="false"/>
      <style:text-properties fo:font-size="20pt" fo:font-weight="bold" officeooo:paragraph-rsid="004317fe" style:font-size-asian="20pt" style:font-weight-asian="bold" style:font-size-complex="20pt" style:font-weight-complex="bold"/>
    </style:style>
    <style:style style:name="P25" style:family="paragraph" style:parent-style-name="Standard">
      <style:paragraph-properties fo:text-align="center" style:justify-single-word="false"/>
      <style:text-properties fo:font-size="20pt" fo:font-weight="bold" officeooo:paragraph-rsid="00470839" style:font-size-asian="20pt" style:font-weight-asian="bold" style:font-size-complex="20pt" style:font-weight-complex="bold"/>
    </style:style>
    <style:style style:name="P26" style:family="paragraph" style:parent-style-name="Standard">
      <style:paragraph-properties fo:text-align="center" style:justify-single-word="false"/>
      <style:text-properties fo:font-size="20pt" fo:font-weight="bold" officeooo:paragraph-rsid="0048c15c" style:font-size-asian="20pt" style:font-weight-asian="bold" style:font-size-complex="20pt" style:font-weight-complex="bold"/>
    </style:style>
    <style:style style:name="P27" style:family="paragraph" style:parent-style-name="Standard">
      <style:paragraph-properties fo:text-align="center" style:justify-single-word="false"/>
      <style:text-properties fo:font-size="20pt" fo:font-weight="bold" officeooo:paragraph-rsid="004a53bf" style:font-size-asian="20pt" style:font-weight-asian="bold" style:font-size-complex="20pt" style:font-weight-complex="bold"/>
    </style:style>
    <style:style style:name="P28" style:family="paragraph" style:parent-style-name="Standard">
      <style:paragraph-properties fo:text-align="center" style:justify-single-word="false"/>
      <style:text-properties fo:font-size="20pt" officeooo:paragraph-rsid="004a53bf" style:font-size-asian="20pt" style:font-size-complex="20pt"/>
    </style:style>
    <style:style style:name="P29" style:family="paragraph" style:parent-style-name="Standard">
      <style:paragraph-properties fo:text-align="center" style:justify-single-word="false"/>
      <style:text-properties fo:font-size="20pt" officeooo:paragraph-rsid="004c0c41" style:font-size-asian="20pt" style:font-size-complex="20pt"/>
    </style:style>
    <style:style style:name="P30" style:family="paragraph" style:parent-style-name="Standard">
      <style:paragraph-properties fo:text-align="center" style:justify-single-word="false"/>
      <style:text-properties fo:font-size="20pt" officeooo:paragraph-rsid="004db213" style:font-size-asian="20pt" style:font-size-complex="20pt"/>
    </style:style>
    <style:style style:name="P31" style:family="paragraph" style:parent-style-name="Standard">
      <style:paragraph-properties fo:text-align="center" style:justify-single-word="false"/>
      <style:text-properties fo:font-size="20pt" officeooo:paragraph-rsid="0057379a" style:font-size-asian="20pt" style:font-size-complex="20pt"/>
    </style:style>
    <style:style style:name="P32" style:family="paragraph" style:parent-style-name="Standard">
      <style:paragraph-properties fo:text-align="center" style:justify-single-word="false"/>
      <style:text-properties fo:font-size="20pt" officeooo:paragraph-rsid="0059bc23" style:font-size-asian="20pt" style:font-size-complex="20pt"/>
    </style:style>
    <style:style style:name="P33" style:family="paragraph" style:parent-style-name="Standard">
      <style:paragraph-properties fo:text-align="center" style:justify-single-word="false"/>
      <style:text-properties fo:font-size="20pt" officeooo:paragraph-rsid="005d3c5f" style:font-size-asian="20pt" style:font-size-complex="20pt"/>
    </style:style>
    <style:style style:name="P34" style:family="paragraph" style:parent-style-name="Standard">
      <style:text-properties style:text-position="0% 100%" style:font-name="Liberation Serif" fo:font-size="14pt" fo:font-style="normal" fo:font-weight="normal" officeooo:rsid="002ce3bd" officeooo:paragraph-rsid="0002c9d6" style:font-name-asian="DejaVu Sans" style:font-size-asian="12.25pt" style:font-style-asian="normal" style:font-weight-asian="normal" style:font-name-complex="Lohit Hindi" style:font-size-complex="14pt" style:font-style-complex="normal" style:font-weight-complex="normal"/>
    </style:style>
    <style:style style:name="P35" style:family="paragraph" style:parent-style-name="Standard">
      <style:text-properties style:text-position="0% 100%" style:font-name="Liberation Serif" fo:font-size="14pt" fo:font-style="normal" fo:font-weight="normal" officeooo:rsid="002ce3bd" officeooo:paragraph-rsid="002ce3bd" style:font-name-asian="DejaVu Sans" style:font-size-asian="12.25pt" style:font-style-asian="normal" style:font-weight-asian="normal" style:font-name-complex="Lohit Hindi" style:font-size-complex="14pt" style:font-style-complex="normal" style:font-weight-complex="normal"/>
    </style:style>
    <style:style style:name="P36" style:family="paragraph" style:parent-style-name="Standard">
      <style:text-properties style:text-position="0% 100%" style:font-name="Liberation Serif" fo:font-size="14pt" fo:font-style="normal" fo:font-weight="normal" officeooo:rsid="002dad5a" officeooo:paragraph-rsid="002dad5a" style:font-name-asian="DejaVu Sans" style:font-size-asian="12.25pt" style:font-style-asian="normal" style:font-weight-asian="normal" style:font-name-complex="Lohit Hindi" style:font-size-complex="14pt" style:font-style-complex="normal" style:font-weight-complex="normal"/>
    </style:style>
    <style:style style:name="P37" style:family="paragraph" style:parent-style-name="Standard">
      <style:text-properties style:text-position="0% 100%" style:font-name="Liberation Serif" fo:font-size="14pt" fo:font-style="normal" fo:font-weight="normal" officeooo:rsid="002e4bff" officeooo:paragraph-rsid="002e4bff" style:font-name-asian="DejaVu Sans" style:font-size-asian="12.25pt" style:font-style-asian="normal" style:font-weight-asian="normal" style:font-name-complex="Lohit Hindi" style:font-size-complex="14pt" style:font-style-complex="normal" style:font-weight-complex="normal"/>
    </style:style>
    <style:style style:name="P38" style:family="paragraph" style:parent-style-name="Standard">
      <style:text-properties style:text-position="0% 100%" style:font-name="Liberation Serif" fo:font-size="14pt" fo:font-style="normal" fo:font-weight="normal" officeooo:rsid="002e8871" officeooo:paragraph-rsid="002e4bff" style:font-name-asian="DejaVu Sans" style:font-size-asian="12.25pt" style:font-style-asian="normal" style:font-weight-asian="normal" style:font-name-complex="Lohit Hindi" style:font-size-complex="14pt" style:font-style-complex="normal" style:font-weight-complex="normal"/>
    </style:style>
    <style:style style:name="P39" style:family="paragraph" style:parent-style-name="Standard">
      <style:text-properties style:text-position="0% 100%" style:font-name="Liberation Serif" fo:font-size="14pt" fo:font-style="normal" fo:font-weight="normal" officeooo:rsid="002e8871" officeooo:paragraph-rsid="002e8871" style:font-name-asian="DejaVu Sans" style:font-size-asian="12.25pt" style:font-style-asian="normal" style:font-weight-asian="normal" style:font-name-complex="Lohit Hindi" style:font-size-complex="14pt" style:font-style-complex="normal" style:font-weight-complex="normal"/>
    </style:style>
    <style:style style:name="P40" style:family="paragraph" style:parent-style-name="Standard">
      <style:text-properties style:text-position="0% 100%" style:font-name="Liberation Serif" fo:font-size="14pt" fo:font-style="normal" fo:font-weight="normal" officeooo:rsid="002f478e" officeooo:paragraph-rsid="002f478e" style:font-name-asian="DejaVu Sans" style:font-size-asian="12.25pt" style:font-style-asian="normal" style:font-weight-asian="normal" style:font-name-complex="Lohit Hindi" style:font-size-complex="14pt" style:font-style-complex="normal" style:font-weight-complex="normal"/>
    </style:style>
    <style:style style:name="P41" style:family="paragraph" style:parent-style-name="Standard">
      <style:text-properties style:text-position="0% 100%" style:font-name="Liberation Serif" fo:font-size="14pt" fo:font-style="normal" fo:font-weight="normal" officeooo:rsid="0030b012" officeooo:paragraph-rsid="0030b012" style:font-name-asian="DejaVu Sans" style:font-size-asian="12.25pt" style:font-style-asian="normal" style:font-weight-asian="normal" style:font-name-complex="Lohit Hindi" style:font-size-complex="14pt" style:font-style-complex="normal" style:font-weight-complex="normal"/>
    </style:style>
    <style:style style:name="P42" style:family="paragraph" style:parent-style-name="Standard">
      <style:text-properties style:text-position="0% 100%" style:font-name="Liberation Serif" fo:font-size="14pt" fo:font-style="normal" fo:font-weight="normal" officeooo:rsid="0033f811" officeooo:paragraph-rsid="0030b012" style:font-name-asian="DejaVu Sans" style:font-size-asian="12.25pt" style:font-style-asian="normal" style:font-weight-asian="normal" style:font-name-complex="Lohit Hindi" style:font-size-complex="14pt" style:font-style-complex="normal" style:font-weight-complex="normal"/>
    </style:style>
    <style:style style:name="P43" style:family="paragraph" style:parent-style-name="Standard">
      <style:text-properties style:text-position="0% 100%" style:font-name="Liberation Serif" fo:font-size="14pt" fo:font-style="normal" fo:font-weight="normal" officeooo:rsid="0038e6dd" officeooo:paragraph-rsid="0038e6dd" style:font-name-asian="DejaVu Sans" style:font-size-asian="12.25pt" style:font-style-asian="normal" style:font-weight-asian="normal" style:font-name-complex="Lohit Hindi" style:font-size-complex="14pt" style:font-style-complex="normal" style:font-weight-complex="normal"/>
    </style:style>
    <style:style style:name="P44" style:family="paragraph" style:parent-style-name="Standard">
      <style:text-properties style:text-position="0% 100%" style:font-name="Liberation Serif" fo:font-size="14pt" fo:font-style="normal" fo:font-weight="normal" officeooo:rsid="0038e6dd" officeooo:paragraph-rsid="003af262" style:font-name-asian="DejaVu Sans" style:font-size-asian="12.25pt" style:font-style-asian="normal" style:font-weight-asian="normal" style:font-name-complex="Lohit Hindi" style:font-size-complex="14pt" style:font-style-complex="normal" style:font-weight-complex="normal"/>
    </style:style>
    <style:style style:name="P45" style:family="paragraph" style:parent-style-name="Standard">
      <style:text-properties style:text-position="0% 100%" style:font-name="Liberation Serif" fo:font-size="14pt" fo:font-style="normal" fo:font-weight="normal" officeooo:rsid="0038e6dd" officeooo:paragraph-rsid="0038f80e" style:font-name-asian="DejaVu Sans" style:font-size-asian="12.25pt" style:font-style-asian="normal" style:font-weight-asian="normal" style:font-name-complex="Lohit Hindi" style:font-size-complex="14pt" style:font-style-complex="normal" style:font-weight-complex="normal"/>
    </style:style>
    <style:style style:name="P46" style:family="paragraph" style:parent-style-name="Standard">
      <style:text-properties style:text-position="0% 100%" style:font-name="Liberation Serif" fo:font-size="14pt" fo:font-style="normal" fo:font-weight="normal" officeooo:rsid="0038f80e" officeooo:paragraph-rsid="0038e6dd" style:font-name-asian="DejaVu Sans" style:font-size-asian="12.25pt" style:font-style-asian="normal" style:font-weight-asian="normal" style:font-name-complex="Lohit Hindi" style:font-size-complex="14pt" style:font-style-complex="normal" style:font-weight-complex="normal"/>
    </style:style>
    <style:style style:name="P47" style:family="paragraph" style:parent-style-name="Standard">
      <style:text-properties style:text-position="0% 100%" style:font-name="Liberation Serif" fo:font-size="14pt" fo:font-style="normal" fo:font-weight="normal" officeooo:rsid="0038f80e" officeooo:paragraph-rsid="0038f80e" style:font-name-asian="DejaVu Sans" style:font-size-asian="12.25pt" style:font-style-asian="normal" style:font-weight-asian="normal" style:font-name-complex="Lohit Hindi" style:font-size-complex="14pt" style:font-style-complex="normal" style:font-weight-complex="normal"/>
    </style:style>
    <style:style style:name="P48" style:family="paragraph" style:parent-style-name="Standard">
      <style:text-properties style:text-position="0% 100%" style:font-name="Liberation Serif" fo:font-size="14pt" fo:font-style="normal" fo:font-weight="normal" officeooo:rsid="003af262" officeooo:paragraph-rsid="0038e6dd" style:font-name-asian="DejaVu Sans" style:font-size-asian="12.25pt" style:font-style-asian="normal" style:font-weight-asian="normal" style:font-name-complex="Lohit Hindi" style:font-size-complex="14pt" style:font-style-complex="normal" style:font-weight-complex="normal"/>
    </style:style>
    <style:style style:name="P49" style:family="paragraph" style:parent-style-name="Standard">
      <style:text-properties style:text-position="0% 100%" style:font-name="Liberation Serif" fo:font-size="14pt" fo:font-style="normal" fo:font-weight="normal" officeooo:rsid="003bece6" officeooo:paragraph-rsid="003b4e3f" style:font-name-asian="DejaVu Sans" style:font-size-asian="12.25pt" style:font-style-asian="normal" style:font-weight-asian="normal" style:font-name-complex="Lohit Hindi" style:font-size-complex="14pt" style:font-style-complex="normal" style:font-weight-complex="normal"/>
    </style:style>
    <style:style style:name="P50" style:family="paragraph" style:parent-style-name="Standard">
      <style:text-properties style:text-position="0% 100%" style:font-name="Liberation Serif" fo:font-size="14pt" fo:font-style="normal" fo:font-weight="normal" officeooo:rsid="003bece6" officeooo:paragraph-rsid="003feef8" style:font-name-asian="DejaVu Sans" style:font-size-asian="12.25pt" style:font-style-asian="normal" style:font-weight-asian="normal" style:font-name-complex="Lohit Hindi" style:font-size-complex="14pt" style:font-style-complex="normal" style:font-weight-complex="normal"/>
    </style:style>
    <style:style style:name="P51" style:family="paragraph" style:parent-style-name="Standard">
      <style:text-properties style:text-position="0% 100%" style:font-name="Liberation Serif" fo:font-size="14pt" fo:font-style="normal" fo:font-weight="normal" officeooo:rsid="003bece6" officeooo:paragraph-rsid="004317fe" style:font-name-asian="DejaVu Sans" style:font-size-asian="12.25pt" style:font-style-asian="normal" style:font-weight-asian="normal" style:font-name-complex="Lohit Hindi" style:font-size-complex="14pt" style:font-style-complex="normal" style:font-weight-complex="normal"/>
    </style:style>
    <style:style style:name="P52" style:family="paragraph" style:parent-style-name="Standard">
      <style:text-properties style:text-position="0% 100%" style:font-name="Liberation Serif" fo:font-size="14pt" fo:font-style="normal" fo:font-weight="normal" officeooo:rsid="003bece6" officeooo:paragraph-rsid="00470839" style:font-name-asian="DejaVu Sans" style:font-size-asian="12.25pt" style:font-style-asian="normal" style:font-weight-asian="normal" style:font-name-complex="Lohit Hindi" style:font-size-complex="14pt" style:font-style-complex="normal" style:font-weight-complex="normal"/>
    </style:style>
    <style:style style:name="P53" style:family="paragraph" style:parent-style-name="Standard">
      <style:text-properties style:text-position="0% 100%" style:font-name="Liberation Serif" fo:font-size="14pt" fo:font-style="normal" fo:font-weight="normal" officeooo:rsid="0038e6dd" officeooo:paragraph-rsid="0038e6dd" style:font-name-asian="DejaVu Sans" style:font-size-asian="14pt" style:font-style-asian="normal" style:font-weight-asian="normal" style:font-name-complex="Lohit Hindi" style:font-size-complex="14pt" style:font-style-complex="normal" style:font-weight-complex="normal"/>
    </style:style>
    <style:style style:name="P54" style:family="paragraph" style:parent-style-name="Standard">
      <style:text-properties style:text-position="0% 100%" style:font-name="Liberation Serif" fo:font-size="14pt" fo:font-style="normal" fo:font-weight="normal" officeooo:rsid="0038e6dd" officeooo:paragraph-rsid="0038f80e" style:font-name-asian="DejaVu Sans" style:font-size-asian="14pt" style:font-style-asian="normal" style:font-weight-asian="normal" style:font-name-complex="Lohit Hindi" style:font-size-complex="14pt" style:font-style-complex="normal" style:font-weight-complex="normal"/>
    </style:style>
    <style:style style:name="P55" style:family="paragraph" style:parent-style-name="Standard">
      <style:text-properties style:text-position="0% 100%" style:font-name="Liberation Serif" fo:font-size="14pt" fo:font-style="normal" fo:font-weight="normal" officeooo:rsid="0038e6dd" officeooo:paragraph-rsid="0039da8f" style:font-name-asian="DejaVu Sans" style:font-size-asian="14pt" style:font-style-asian="normal" style:font-weight-asian="normal" style:font-name-complex="Lohit Hindi" style:font-size-complex="14pt" style:font-style-complex="normal" style:font-weight-complex="normal"/>
    </style:style>
    <style:style style:name="P56" style:family="paragraph" style:parent-style-name="Standard">
      <style:text-properties style:text-position="0% 100%" style:font-name="Liberation Serif" fo:font-size="14pt" fo:font-style="normal" fo:font-weight="normal" officeooo:rsid="0038e6dd" officeooo:paragraph-rsid="003af262" style:font-name-asian="DejaVu Sans" style:font-size-asian="14pt" style:font-style-asian="normal" style:font-weight-asian="normal" style:font-name-complex="Lohit Hindi" style:font-size-complex="14pt" style:font-style-complex="normal" style:font-weight-complex="normal"/>
    </style:style>
    <style:style style:name="P57" style:family="paragraph" style:parent-style-name="Standard">
      <style:text-properties style:text-position="0% 100%" style:font-name="Liberation Serif" fo:font-size="14pt" fo:font-style="normal" fo:font-weight="normal" officeooo:rsid="003feef8" officeooo:paragraph-rsid="003feef8" style:font-name-asian="DejaVu Sans" style:font-size-asian="14pt" style:font-style-asian="normal" style:font-weight-asian="normal" style:font-name-complex="Lohit Hindi" style:font-size-complex="14pt" style:font-style-complex="normal" style:font-weight-complex="normal"/>
    </style:style>
    <style:style style:name="P58" style:family="paragraph" style:parent-style-name="Standard">
      <style:text-properties style:text-position="0% 100%" style:font-name="Liberation Serif" fo:font-size="14pt" fo:font-style="normal" fo:font-weight="normal" officeooo:rsid="003feef8" officeooo:paragraph-rsid="0040438f" style:font-name-asian="DejaVu Sans" style:font-size-asian="14pt" style:font-style-asian="normal" style:font-weight-asian="normal" style:font-name-complex="Lohit Hindi" style:font-size-complex="14pt" style:font-style-complex="normal" style:font-weight-complex="normal"/>
    </style:style>
    <style:style style:name="P59" style:family="paragraph" style:parent-style-name="Standard">
      <style:text-properties style:text-position="0% 100%" style:font-name="Liberation Serif" fo:font-size="14pt" fo:font-style="normal" fo:font-weight="normal" officeooo:rsid="0041439f" officeooo:paragraph-rsid="0041439f" style:font-name-asian="DejaVu Sans" style:font-size-asian="14pt" style:font-style-asian="normal" style:font-weight-asian="normal" style:font-name-complex="Lohit Hindi" style:font-size-complex="14pt" style:font-style-complex="normal" style:font-weight-complex="normal"/>
    </style:style>
    <style:style style:name="P60" style:family="paragraph" style:parent-style-name="Standard">
      <style:text-properties style:text-position="0% 100%" style:font-name="Liberation Serif" fo:font-size="14pt" fo:font-style="normal" fo:font-weight="normal" officeooo:rsid="0041439f" officeooo:paragraph-rsid="004317fe" style:font-name-asian="DejaVu Sans" style:font-size-asian="14pt" style:font-style-asian="normal" style:font-weight-asian="normal" style:font-name-complex="Lohit Hindi" style:font-size-complex="14pt" style:font-style-complex="normal" style:font-weight-complex="normal"/>
    </style:style>
    <style:style style:name="P61" style:family="paragraph" style:parent-style-name="Standard">
      <style:text-properties style:text-position="0% 100%" style:font-name="Liberation Serif" fo:font-size="14pt" fo:font-style="normal" fo:font-weight="normal" officeooo:rsid="004317fe" officeooo:paragraph-rsid="004317fe" style:font-name-asian="DejaVu Sans" style:font-size-asian="14pt" style:font-style-asian="normal" style:font-weight-asian="normal" style:font-name-complex="Lohit Hindi" style:font-size-complex="14pt" style:font-style-complex="normal" style:font-weight-complex="normal"/>
    </style:style>
    <style:style style:name="P62" style:family="paragraph" style:parent-style-name="Standard">
      <style:text-properties style:text-position="0% 100%" style:font-name="Liberation Serif" fo:font-size="14pt" fo:font-style="normal" fo:font-weight="normal" officeooo:rsid="004317fe" officeooo:paragraph-rsid="00441b3f" style:font-name-asian="DejaVu Sans" style:font-size-asian="14pt" style:font-style-asian="normal" style:font-weight-asian="normal" style:font-name-complex="Lohit Hindi" style:font-size-complex="14pt" style:font-style-complex="normal" style:font-weight-complex="normal"/>
    </style:style>
    <style:style style:name="P63" style:family="paragraph" style:parent-style-name="Standard">
      <style:text-properties style:text-position="0% 100%" style:font-name="Liberation Serif" fo:font-size="14pt" fo:font-style="normal" fo:font-weight="normal" officeooo:rsid="004317fe" officeooo:paragraph-rsid="005153c5" style:font-name-asian="DejaVu Sans" style:font-size-asian="14pt" style:font-style-asian="normal" style:font-weight-asian="normal" style:font-name-complex="Lohit Hindi" style:font-size-complex="14pt" style:font-style-complex="normal" style:font-weight-complex="normal"/>
    </style:style>
    <style:style style:name="P64" style:family="paragraph" style:parent-style-name="Standard">
      <style:text-properties style:text-position="0% 100%" style:font-name="Liberation Serif" fo:font-size="14pt" fo:font-style="normal" fo:font-weight="normal" officeooo:rsid="00441b3f" officeooo:paragraph-rsid="00441b3f" style:font-name-asian="DejaVu Sans" style:font-size-asian="14pt" style:font-style-asian="normal" style:font-weight-asian="normal" style:font-name-complex="Lohit Hindi" style:font-size-complex="14pt" style:font-style-complex="normal" style:font-weight-complex="normal"/>
    </style:style>
    <style:style style:name="P65" style:family="paragraph" style:parent-style-name="Standard">
      <style:text-properties style:text-position="0% 100%" style:font-name="Liberation Serif" fo:font-size="14pt" fo:font-style="normal" fo:font-weight="normal" officeooo:rsid="00441b3f" officeooo:paragraph-rsid="00453633" style:font-name-asian="DejaVu Sans" style:font-size-asian="14pt" style:font-style-asian="normal" style:font-weight-asian="normal" style:font-name-complex="Lohit Hindi" style:font-size-complex="14pt" style:font-style-complex="normal" style:font-weight-complex="normal"/>
    </style:style>
    <style:style style:name="P66" style:family="paragraph" style:parent-style-name="Standard">
      <style:text-properties style:text-position="0% 100%" style:font-name="Liberation Serif" fo:font-size="14pt" fo:font-style="normal" fo:font-weight="normal" officeooo:rsid="00441b3f" officeooo:paragraph-rsid="0045b2e0" style:font-name-asian="DejaVu Sans" style:font-size-asian="14pt" style:font-style-asian="normal" style:font-weight-asian="normal" style:font-name-complex="Lohit Hindi" style:font-size-complex="14pt" style:font-style-complex="normal" style:font-weight-complex="normal"/>
    </style:style>
    <style:style style:name="P67" style:family="paragraph" style:parent-style-name="Standard">
      <style:text-properties style:text-position="0% 100%" style:font-name="Liberation Serif" fo:font-size="14pt" fo:font-style="normal" fo:font-weight="normal" officeooo:rsid="00441b3f" officeooo:paragraph-rsid="005153c5" style:font-name-asian="DejaVu Sans" style:font-size-asian="14pt" style:font-style-asian="normal" style:font-weight-asian="normal" style:font-name-complex="Lohit Hindi" style:font-size-complex="14pt" style:font-style-complex="normal" style:font-weight-complex="normal"/>
    </style:style>
    <style:style style:name="P68" style:family="paragraph" style:parent-style-name="Standard">
      <style:text-properties style:text-position="0% 100%" style:font-name="Liberation Serif" fo:font-size="14pt" fo:font-style="normal" fo:font-weight="normal" officeooo:rsid="00453633" officeooo:paragraph-rsid="00453633" style:font-name-asian="DejaVu Sans" style:font-size-asian="14pt" style:font-style-asian="normal" style:font-weight-asian="normal" style:font-name-complex="Lohit Hindi" style:font-size-complex="14pt" style:font-style-complex="normal" style:font-weight-complex="normal"/>
    </style:style>
    <style:style style:name="P69" style:family="paragraph" style:parent-style-name="Standard">
      <style:text-properties style:text-position="0% 100%" style:font-name="Liberation Serif" fo:font-size="14pt" fo:font-style="normal" fo:font-weight="normal" officeooo:rsid="0045b2e0" officeooo:paragraph-rsid="0045bcab" style:font-name-asian="DejaVu Sans" style:font-size-asian="14pt" style:font-style-asian="normal" style:font-weight-asian="normal" style:font-name-complex="Lohit Hindi" style:font-size-complex="14pt" style:font-style-complex="normal" style:font-weight-complex="normal"/>
    </style:style>
    <style:style style:name="P70" style:family="paragraph" style:parent-style-name="Standard">
      <style:text-properties style:text-position="0% 100%" style:font-name="Liberation Serif" fo:font-size="14pt" fo:font-style="normal" fo:font-weight="normal" officeooo:rsid="0045bcab" officeooo:paragraph-rsid="0045bcab" style:font-name-asian="DejaVu Sans" style:font-size-asian="14pt" style:font-style-asian="normal" style:font-weight-asian="normal" style:font-name-complex="Lohit Hindi" style:font-size-complex="14pt" style:font-style-complex="normal" style:font-weight-complex="normal"/>
    </style:style>
    <style:style style:name="P71" style:family="paragraph" style:parent-style-name="Standard">
      <style:text-properties style:text-position="0% 100%" style:font-name="Liberation Serif" fo:font-size="14pt" fo:font-style="normal" fo:font-weight="normal" officeooo:rsid="003b4e3f" officeooo:paragraph-rsid="003b4e3f" style:font-name-asian="DejaVu Sans" style:font-size-asian="14pt" style:font-style-asian="normal" style:font-weight-asian="normal" style:font-name-complex="Lohit Hindi" style:font-size-complex="14pt" style:font-style-complex="normal" style:font-weight-complex="normal"/>
    </style:style>
    <style:style style:name="P72" style:family="paragraph" style:parent-style-name="Standard">
      <style:text-properties style:text-position="0% 100%" style:font-name="Liberation Serif" fo:font-size="14pt" fo:font-style="normal" fo:font-weight="normal" officeooo:rsid="0053e9d0" officeooo:paragraph-rsid="0053e9d0" style:font-name-asian="DejaVu Sans" style:font-size-asian="14pt" style:font-style-asian="normal" style:font-weight-asian="normal" style:font-name-complex="Lohit Hindi" style:font-size-complex="14pt" style:font-style-complex="normal" style:font-weight-complex="normal"/>
    </style:style>
    <style:style style:name="P73" style:family="paragraph" style:parent-style-name="Standard">
      <style:text-properties style:text-position="0% 100%" style:font-name="Liberation Serif" fo:font-size="14pt" officeooo:rsid="003d5c5a" officeooo:paragraph-rsid="003d5c5a" style:font-size-asian="14pt" style:font-size-complex="14pt"/>
    </style:style>
    <style:style style:name="P74" style:family="paragraph" style:parent-style-name="Standard">
      <style:text-properties style:text-position="0% 100%" style:font-name="Liberation Serif" fo:font-size="14pt" officeooo:rsid="0048c15c" officeooo:paragraph-rsid="003d5c5a" style:font-size-asian="14pt" style:font-size-complex="14pt"/>
    </style:style>
    <style:style style:name="P75" style:family="paragraph" style:parent-style-name="Standard">
      <style:text-properties style:text-position="0% 100%" style:font-name="Liberation Serif1" fo:font-size="14pt" fo:font-style="normal" fo:font-weight="normal" officeooo:rsid="003ef27a" officeooo:paragraph-rsid="003feef8" style:font-name-asian="DejaVu Sans" style:font-size-asian="14pt" style:font-style-asian="normal" style:font-weight-asian="normal" style:font-name-complex="Lohit Hindi" style:font-size-complex="14pt" style:font-style-complex="normal" style:font-weight-complex="normal"/>
    </style:style>
    <style:style style:name="P76" style:family="paragraph" style:parent-style-name="Standard">
      <style:text-properties style:text-position="0% 100%" style:font-name="Liberation Serif1" fo:font-size="14pt" fo:font-style="normal" fo:font-weight="normal" officeooo:rsid="0041439f" officeooo:paragraph-rsid="0040438f" style:font-name-asian="DejaVu Sans" style:font-size-asian="14pt" style:font-style-asian="normal" style:font-weight-asian="normal" style:font-name-complex="Lohit Hindi" style:font-size-complex="14pt" style:font-style-complex="normal" style:font-weight-complex="normal"/>
    </style:style>
    <style:style style:name="P77" style:family="paragraph" style:parent-style-name="Standard">
      <style:text-properties style:text-position="0% 100%" style:font-name="Liberation Serif1" fo:font-size="14pt" fo:font-style="normal" fo:font-weight="normal" officeooo:rsid="0041439f" officeooo:paragraph-rsid="0041439f" style:font-name-asian="DejaVu Sans" style:font-size-asian="14pt" style:font-style-asian="normal" style:font-weight-asian="normal" style:font-name-complex="Lohit Hindi" style:font-size-complex="14pt" style:font-style-complex="normal" style:font-weight-complex="normal"/>
    </style:style>
    <style:style style:name="P78" style:family="paragraph" style:parent-style-name="Standard">
      <style:text-properties style:text-position="0% 100%" style:font-name="Liberation Serif1" fo:font-size="14pt" fo:font-style="normal" fo:font-weight="normal" officeooo:rsid="004317fe" officeooo:paragraph-rsid="004317fe" style:font-name-asian="DejaVu Sans" style:font-size-asian="14pt" style:font-style-asian="normal" style:font-weight-asian="normal" style:font-name-complex="Lohit Hindi" style:font-size-complex="14pt" style:font-style-complex="normal" style:font-weight-complex="normal"/>
    </style:style>
    <style:style style:name="P79" style:family="paragraph" style:parent-style-name="Standard">
      <style:text-properties style:text-position="0% 100%" style:font-name="Liberation Serif1" fo:font-size="14pt" fo:font-style="normal" fo:font-weight="normal" officeooo:rsid="004317fe" officeooo:paragraph-rsid="00453633" style:font-name-asian="DejaVu Sans" style:font-size-asian="14pt" style:font-style-asian="normal" style:font-weight-asian="normal" style:font-name-complex="Lohit Hindi" style:font-size-complex="14pt" style:font-style-complex="normal" style:font-weight-complex="normal"/>
    </style:style>
    <style:style style:name="P80" style:family="paragraph" style:parent-style-name="Standard">
      <style:text-properties style:text-position="0% 100%" style:font-name="Liberation Serif1" fo:font-size="14pt" fo:font-style="normal" fo:font-weight="normal" officeooo:rsid="004317fe" officeooo:paragraph-rsid="005153c5" style:font-name-asian="DejaVu Sans" style:font-size-asian="14pt" style:font-style-asian="normal" style:font-weight-asian="normal" style:font-name-complex="Lohit Hindi" style:font-size-complex="14pt" style:font-style-complex="normal" style:font-weight-complex="normal"/>
    </style:style>
    <style:style style:name="P81" style:family="paragraph" style:parent-style-name="Standard">
      <style:text-properties style:text-position="0% 100%" style:font-name="Liberation Serif1" fo:font-size="14pt" fo:font-style="normal" fo:font-weight="normal" officeooo:rsid="00441b3f" officeooo:paragraph-rsid="00441b3f" style:font-name-asian="DejaVu Sans" style:font-size-asian="14pt" style:font-style-asian="normal" style:font-weight-asian="normal" style:font-name-complex="Lohit Hindi" style:font-size-complex="14pt" style:font-style-complex="normal" style:font-weight-complex="normal"/>
    </style:style>
    <style:style style:name="P82" style:family="paragraph" style:parent-style-name="Standard">
      <style:text-properties style:text-position="0% 100%" style:font-name="Liberation Serif1" fo:font-size="14pt" fo:font-style="normal" fo:font-weight="normal" officeooo:rsid="00441b3f" officeooo:paragraph-rsid="00453633" style:font-name-asian="DejaVu Sans" style:font-size-asian="14pt" style:font-style-asian="normal" style:font-weight-asian="normal" style:font-name-complex="Lohit Hindi" style:font-size-complex="14pt" style:font-style-complex="normal" style:font-weight-complex="normal"/>
    </style:style>
    <style:style style:name="P83" style:family="paragraph" style:parent-style-name="Standard">
      <style:text-properties style:text-position="0% 100%" style:font-name="Liberation Serif1" fo:font-size="14pt" fo:font-style="normal" fo:font-weight="normal" officeooo:rsid="00441b3f" officeooo:paragraph-rsid="005153c5" style:font-name-asian="DejaVu Sans" style:font-size-asian="14pt" style:font-style-asian="normal" style:font-weight-asian="normal" style:font-name-complex="Lohit Hindi" style:font-size-complex="14pt" style:font-style-complex="normal" style:font-weight-complex="normal"/>
    </style:style>
    <style:style style:name="P84" style:family="paragraph" style:parent-style-name="Standard">
      <style:text-properties style:text-position="0% 100%" style:font-name="Liberation Serif1" fo:font-size="14pt" fo:font-style="normal" fo:font-weight="normal" officeooo:rsid="0045b2e0" officeooo:paragraph-rsid="0045b2e0" style:font-name-asian="DejaVu Sans" style:font-size-asian="14pt" style:font-style-asian="normal" style:font-weight-asian="normal" style:font-name-complex="Lohit Hindi" style:font-size-complex="14pt" style:font-style-complex="normal" style:font-weight-complex="normal"/>
    </style:style>
    <style:style style:name="P85" style:family="paragraph" style:parent-style-name="Standard">
      <style:text-properties style:text-position="0% 100%" style:font-name="Liberation Serif1" fo:font-size="14pt" fo:font-style="normal" fo:font-weight="normal" officeooo:rsid="003d5c5a" officeooo:paragraph-rsid="00453633" style:font-name-asian="DejaVu Sans" style:font-size-asian="14pt" style:font-style-asian="normal" style:font-weight-asian="normal" style:font-name-complex="Lohit Hindi" style:font-size-complex="14pt" style:font-style-complex="normal" style:font-weight-complex="normal"/>
    </style:style>
    <style:style style:name="P86" style:family="paragraph" style:parent-style-name="Standard">
      <style:text-properties style:text-position="0% 100%" style:font-name="Liberation Serif1" fo:font-size="14pt" fo:font-style="normal" fo:font-weight="normal" officeooo:rsid="00453633" officeooo:paragraph-rsid="00453633" style:font-name-asian="DejaVu Sans" style:font-size-asian="14pt" style:font-style-asian="normal" style:font-weight-asian="normal" style:font-name-complex="Lohit Hindi" style:font-size-complex="14pt" style:font-style-complex="normal" style:font-weight-complex="normal"/>
    </style:style>
    <style:style style:name="P87" style:family="paragraph" style:parent-style-name="Standard">
      <style:text-properties style:text-position="0% 100%" style:font-name="Liberation Serif1" fo:font-size="14pt" fo:font-style="normal" fo:font-weight="normal" officeooo:rsid="004f98fc" officeooo:paragraph-rsid="004f98fc" style:font-name-asian="DejaVu Sans" style:font-size-asian="14pt" style:font-style-asian="normal" style:font-weight-asian="normal" style:font-name-complex="Lohit Hindi" style:font-size-complex="14pt" style:font-style-complex="normal" style:font-weight-complex="normal"/>
    </style:style>
    <style:style style:name="P88" style:family="paragraph" style:parent-style-name="Standard">
      <style:text-properties style:text-position="0% 100%" style:font-name="Liberation Serif1" fo:font-size="14pt" fo:font-style="normal" fo:font-weight="normal" officeooo:rsid="004f98fc" officeooo:paragraph-rsid="005930c2" style:font-name-asian="DejaVu Sans" style:font-size-asian="14pt" style:font-style-asian="normal" style:font-weight-asian="normal" style:font-name-complex="Lohit Hindi" style:font-size-complex="14pt" style:font-style-complex="normal" style:font-weight-complex="normal"/>
    </style:style>
    <style:style style:name="P89" style:family="paragraph" style:parent-style-name="Standard">
      <style:text-properties style:text-position="0% 100%" style:font-name="Liberation Serif1" fo:font-size="14pt" fo:font-style="normal" fo:font-weight="normal" officeooo:rsid="004f98fc" officeooo:paragraph-rsid="005d3c5f" style:font-name-asian="DejaVu Sans" style:font-size-asian="14pt" style:font-style-asian="normal" style:font-weight-asian="normal" style:font-name-complex="Lohit Hindi" style:font-size-complex="14pt" style:font-style-complex="normal" style:font-weight-complex="normal"/>
    </style:style>
    <style:style style:name="P90" style:family="paragraph" style:parent-style-name="Standard">
      <style:text-properties style:text-position="0% 100%" style:font-name="Liberation Serif1" fo:font-size="14pt" fo:font-style="normal" fo:font-weight="normal" officeooo:rsid="005153c5" officeooo:paragraph-rsid="005153c5" style:font-name-asian="DejaVu Sans" style:font-size-asian="14pt" style:font-style-asian="normal" style:font-weight-asian="normal" style:font-name-complex="Lohit Hindi" style:font-size-complex="14pt" style:font-style-complex="normal" style:font-weight-complex="normal"/>
    </style:style>
    <style:style style:name="P91" style:family="paragraph" style:parent-style-name="Standard">
      <style:text-properties style:text-position="0% 100%" style:font-name="Liberation Serif1" fo:font-size="14pt" fo:font-style="normal" fo:font-weight="normal" officeooo:rsid="005153c5" officeooo:paragraph-rsid="005930c2" style:font-name-asian="DejaVu Sans" style:font-size-asian="14pt" style:font-style-asian="normal" style:font-weight-asian="normal" style:font-name-complex="Lohit Hindi" style:font-size-complex="14pt" style:font-style-complex="normal" style:font-weight-complex="normal"/>
    </style:style>
    <style:style style:name="P92" style:family="paragraph" style:parent-style-name="Standard">
      <style:text-properties style:text-position="0% 100%" style:font-name="Liberation Serif1" fo:font-size="14pt" fo:font-style="normal" fo:font-weight="normal" officeooo:rsid="0053e9d0" officeooo:paragraph-rsid="0053e9d0" style:font-name-asian="DejaVu Sans" style:font-size-asian="14pt" style:font-style-asian="normal" style:font-weight-asian="normal" style:font-name-complex="Lohit Hindi" style:font-size-complex="14pt" style:font-style-complex="normal" style:font-weight-complex="normal"/>
    </style:style>
    <style:style style:name="P93" style:family="paragraph" style:parent-style-name="Standard">
      <style:text-properties style:text-position="0% 100%" style:font-name="Liberation Serif1" fo:font-size="14pt" fo:font-style="normal" fo:font-weight="normal" officeooo:rsid="005930c2" officeooo:paragraph-rsid="005930c2" style:font-name-asian="DejaVu Sans" style:font-size-asian="14pt" style:font-style-asian="normal" style:font-weight-asian="normal" style:font-name-complex="Lohit Hindi" style:font-size-complex="14pt" style:font-style-complex="normal" style:font-weight-complex="normal"/>
    </style:style>
    <style:style style:name="P94" style:family="paragraph" style:parent-style-name="Standard">
      <style:text-properties style:text-position="0% 100%" style:font-name="Liberation Serif1" fo:font-size="14pt" fo:font-style="normal" fo:font-weight="normal" officeooo:rsid="0059bc23" officeooo:paragraph-rsid="0059bc23" style:font-name-asian="DejaVu Sans" style:font-size-asian="14pt" style:font-style-asian="normal" style:font-weight-asian="normal" style:font-name-complex="Lohit Hindi" style:font-size-complex="14pt" style:font-style-complex="normal" style:font-weight-complex="normal"/>
    </style:style>
    <style:style style:name="P95" style:family="paragraph" style:parent-style-name="Standard">
      <style:text-properties style:text-position="0% 100%" style:font-name="Liberation Serif1" fo:font-size="14pt" fo:font-style="normal" fo:font-weight="normal" officeooo:rsid="005b2ed7" officeooo:paragraph-rsid="005b2ed7" style:font-name-asian="DejaVu Sans" style:font-size-asian="14pt" style:font-style-asian="normal" style:font-weight-asian="normal" style:font-name-complex="Lohit Hindi" style:font-size-complex="14pt" style:font-style-complex="normal" style:font-weight-complex="normal"/>
    </style:style>
    <style:style style:name="P96" style:family="paragraph" style:parent-style-name="Standard">
      <style:text-properties style:text-position="0% 100%" style:font-name="Liberation Serif1" fo:font-size="14pt" fo:font-style="normal" fo:font-weight="normal" officeooo:rsid="005c0b8b" officeooo:paragraph-rsid="005c0b8b" style:font-name-asian="DejaVu Sans" style:font-size-asian="14pt" style:font-style-asian="normal" style:font-weight-asian="normal" style:font-name-complex="Lohit Hindi" style:font-size-complex="14pt" style:font-style-complex="normal" style:font-weight-complex="normal"/>
    </style:style>
    <style:style style:name="P97" style:family="paragraph" style:parent-style-name="Standard">
      <style:text-properties style:text-position="0% 100%" style:font-name="Liberation Serif1" fo:font-size="14pt" fo:font-style="normal" fo:font-weight="normal" officeooo:rsid="005c61bf" officeooo:paragraph-rsid="005c0b8b" style:font-name-asian="DejaVu Sans" style:font-size-asian="14pt" style:font-style-asian="normal" style:font-weight-asian="normal" style:font-name-complex="Lohit Hindi" style:font-size-complex="14pt" style:font-style-complex="normal" style:font-weight-complex="normal"/>
    </style:style>
    <style:style style:name="P98" style:family="paragraph" style:parent-style-name="Standard">
      <style:text-properties style:text-position="0% 100%" style:font-name="Liberation Serif1" fo:font-size="14pt" fo:font-style="normal" fo:font-weight="normal" officeooo:rsid="005c61bf" officeooo:paragraph-rsid="005c61bf" style:font-name-asian="DejaVu Sans" style:font-size-asian="14pt" style:font-style-asian="normal" style:font-weight-asian="normal" style:font-name-complex="Lohit Hindi" style:font-size-complex="14pt" style:font-style-complex="normal" style:font-weight-complex="normal"/>
    </style:style>
    <style:style style:name="P99" style:family="paragraph" style:parent-style-name="Standard">
      <style:text-properties style:text-position="0% 100%" style:font-name="Liberation Serif1" fo:font-size="14pt" fo:font-style="normal" fo:font-weight="normal" officeooo:rsid="00470839" officeooo:paragraph-rsid="00470839" style:font-name-asian="DejaVu Sans" style:font-size-asian="12.25pt" style:font-style-asian="normal" style:font-weight-asian="normal" style:font-name-complex="Lohit Hindi" style:font-size-complex="14pt" style:font-style-complex="normal" style:font-weight-complex="normal"/>
    </style:style>
    <style:style style:name="P100" style:family="paragraph" style:parent-style-name="Standard">
      <style:text-properties style:text-position="0% 100%" style:font-name="Liberation Serif1" fo:font-size="14pt" officeooo:rsid="003ef27a" officeooo:paragraph-rsid="003ef27a" style:font-size-asian="14pt" style:font-size-complex="14pt"/>
    </style:style>
    <style:style style:name="P101" style:family="paragraph" style:parent-style-name="Standard">
      <style:text-properties style:text-position="0% 100%" style:font-name="Liberation Serif1" fo:font-size="14pt" officeooo:rsid="003ef27a" officeooo:paragraph-rsid="005153c5" style:font-size-asian="14pt" style:font-size-complex="14pt"/>
    </style:style>
    <style:style style:name="P102" style:family="paragraph" style:parent-style-name="Standard">
      <style:text-properties style:text-position="0% 100%" style:font-name="Liberation Serif1" fo:font-size="14pt" officeooo:rsid="0048c15c" officeooo:paragraph-rsid="003ef27a" style:font-size-asian="14pt" style:font-size-complex="14pt"/>
    </style:style>
    <style:style style:name="P103" style:family="paragraph" style:parent-style-name="Standard">
      <style:text-properties style:text-position="0% 100%" style:font-name="Liberation Serif1" fo:font-size="14pt" officeooo:rsid="003d5c5a" officeooo:paragraph-rsid="0048c15c" style:font-size-asian="14pt" style:font-size-complex="14pt"/>
    </style:style>
    <style:style style:name="P104" style:family="paragraph" style:parent-style-name="Standard">
      <style:text-properties style:text-position="0% 100%" style:font-name="Liberation Serif1" fo:font-size="14pt" officeooo:rsid="004a53bf" officeooo:paragraph-rsid="004a53bf" style:font-size-asian="14pt" style:font-size-complex="14pt"/>
    </style:style>
    <style:style style:name="P105" style:family="paragraph" style:parent-style-name="Standard">
      <style:text-properties style:text-position="0% 100%" style:font-name="Liberation Serif1" fo:font-size="14pt" officeooo:rsid="004a53bf" officeooo:paragraph-rsid="004c0c41" style:font-size-asian="14pt" style:font-size-complex="14pt"/>
    </style:style>
    <style:style style:name="P106" style:family="paragraph" style:parent-style-name="Standard">
      <style:text-properties style:text-position="0% 100%" style:font-name="Liberation Serif1" fo:font-size="14pt" officeooo:rsid="004a53bf" officeooo:paragraph-rsid="004db213" style:font-size-asian="14pt" style:font-size-complex="14pt"/>
    </style:style>
    <style:style style:name="P107" style:family="paragraph" style:parent-style-name="Standard">
      <style:text-properties style:text-position="0% 100%" style:font-name="Liberation Serif1" fo:font-size="14pt" officeooo:rsid="004a53bf" officeooo:paragraph-rsid="0057379a" style:font-size-asian="14pt" style:font-size-complex="14pt"/>
    </style:style>
    <style:style style:name="P108" style:family="paragraph" style:parent-style-name="Standard">
      <style:text-properties style:text-position="0% 100%" style:font-name="Liberation Serif1" fo:font-size="14pt" officeooo:rsid="004a53bf" officeooo:paragraph-rsid="0059bc23" style:font-size-asian="14pt" style:font-size-complex="14pt"/>
    </style:style>
    <style:style style:name="P109" style:family="paragraph" style:parent-style-name="Standard">
      <style:text-properties style:text-position="0% 100%" style:font-name="Liberation Serif1" fo:font-size="14pt" officeooo:rsid="004a53bf" officeooo:paragraph-rsid="005d3c5f" style:font-size-asian="14pt" style:font-size-complex="14pt"/>
    </style:style>
    <style:style style:name="P110" style:family="paragraph" style:parent-style-name="Standard">
      <style:text-properties style:text-position="0% 100%" style:font-name="Liberation Serif1" fo:font-size="14pt" officeooo:rsid="004c0c41" officeooo:paragraph-rsid="004c0c41" style:font-size-asian="14pt" style:font-size-complex="14pt"/>
    </style:style>
    <style:style style:name="P111" style:family="paragraph" style:parent-style-name="Standard">
      <style:text-properties style:text-position="0% 100%" style:font-name="Liberation Serif1" fo:font-size="14pt" officeooo:rsid="004d98d9" officeooo:paragraph-rsid="004d98d9" style:font-size-asian="14pt" style:font-size-complex="14pt"/>
    </style:style>
    <style:style style:name="P112" style:family="paragraph" style:parent-style-name="Standard">
      <style:text-properties style:text-position="0% 100%" style:font-name="Liberation Serif1" fo:font-size="14pt" officeooo:rsid="004db213" officeooo:paragraph-rsid="004db213" style:font-size-asian="14pt" style:font-size-complex="14pt"/>
    </style:style>
    <style:style style:name="P113" style:family="paragraph" style:parent-style-name="Standard">
      <style:text-properties style:text-position="0% 100%" style:font-name="Liberation Serif1" fo:font-size="14pt" officeooo:rsid="004f98fc" officeooo:paragraph-rsid="004f98fc" style:font-size-asian="14pt" style:font-size-complex="14pt"/>
    </style:style>
    <style:style style:name="P114" style:family="paragraph" style:parent-style-name="Standard">
      <style:text-properties style:text-position="0% 100%" style:font-name="Liberation Serif1" fo:font-size="14pt" officeooo:rsid="005153c5" officeooo:paragraph-rsid="005153c5" style:font-size-asian="14pt" style:font-size-complex="14pt"/>
    </style:style>
    <style:style style:name="P115" style:family="paragraph" style:parent-style-name="Standard">
      <style:text-properties style:text-position="0% 100%" style:font-name="Liberation Serif1" fo:font-size="14pt" officeooo:rsid="005153c5" officeooo:paragraph-rsid="005930c2" style:font-size-asian="14pt" style:font-size-complex="14pt"/>
    </style:style>
    <style:style style:name="P116" style:family="paragraph" style:parent-style-name="Standard">
      <style:text-properties style:text-position="0% 100%" style:font-name="Liberation Serif1" fo:font-size="14pt" officeooo:rsid="005153c5" officeooo:paragraph-rsid="005d3c5f" style:font-size-asian="14pt" style:font-size-complex="14pt"/>
    </style:style>
    <style:style style:name="P117" style:family="paragraph" style:parent-style-name="Standard">
      <style:text-properties style:text-position="0% 100%" style:font-name="Liberation Serif1" fo:font-size="14pt" officeooo:rsid="0054cffa" officeooo:paragraph-rsid="0054cffa" style:font-size-asian="14pt" style:font-size-complex="14pt"/>
    </style:style>
    <style:style style:name="P118" style:family="paragraph" style:parent-style-name="Standard">
      <style:text-properties style:text-position="0% 100%" style:font-name="Liberation Serif1" fo:font-size="14pt" officeooo:rsid="00562b78" officeooo:paragraph-rsid="00562b78" style:font-size-asian="14pt" style:font-size-complex="14pt"/>
    </style:style>
    <style:style style:name="P119" style:family="paragraph" style:parent-style-name="Standard">
      <style:text-properties style:text-position="0% 100%" style:font-name="Liberation Serif1" fo:font-size="14pt" officeooo:rsid="00562b78" officeooo:paragraph-rsid="005d3c5f" style:font-size-asian="14pt" style:font-size-complex="14pt"/>
    </style:style>
    <style:style style:name="P120" style:family="paragraph" style:parent-style-name="Standard">
      <style:text-properties style:text-position="0% 100%" style:font-name="Liberation Serif1" fo:font-size="14pt" officeooo:rsid="0057379a" officeooo:paragraph-rsid="0057379a" style:font-size-asian="14pt" style:font-size-complex="14pt"/>
    </style:style>
    <style:style style:name="P121" style:family="paragraph" style:parent-style-name="Standard">
      <style:text-properties style:text-position="0% 100%" style:font-name="Liberation Serif1" fo:font-size="14pt" officeooo:rsid="005930c2" officeooo:paragraph-rsid="005930c2" style:font-size-asian="14pt" style:font-size-complex="14pt"/>
    </style:style>
    <style:style style:name="P122" style:family="paragraph" style:parent-style-name="Standard">
      <style:text-properties style:text-position="0% 100%" style:font-name="Liberation Serif1" fo:font-size="14pt" officeooo:rsid="0059bc23" officeooo:paragraph-rsid="0059bc23" style:font-size-asian="14pt" style:font-size-complex="14pt"/>
    </style:style>
    <style:style style:name="P123" style:family="paragraph" style:parent-style-name="Standard">
      <style:text-properties style:text-position="0% 100%" style:font-name="Liberation Serif1" fo:font-size="14pt" officeooo:rsid="005b2ed7" officeooo:paragraph-rsid="005b2ed7" style:font-size-asian="14pt" style:font-size-complex="14pt"/>
    </style:style>
    <style:style style:name="P124" style:family="paragraph" style:parent-style-name="Standard">
      <style:text-properties style:text-position="0% 100%" style:font-name="Liberation Serif1" fo:font-size="14pt" officeooo:rsid="005b2ed7" officeooo:paragraph-rsid="005c0b8b" style:font-size-asian="14pt" style:font-size-complex="14pt"/>
    </style:style>
    <style:style style:name="P125" style:family="paragraph" style:parent-style-name="Standard">
      <style:text-properties style:text-position="0% 100%" style:font-name="Liberation Serif1" fo:font-size="14pt" officeooo:rsid="005c0b8b" officeooo:paragraph-rsid="005c0b8b" style:font-size-asian="14pt" style:font-size-complex="14pt"/>
    </style:style>
    <style:style style:name="P126" style:family="paragraph" style:parent-style-name="Standard">
      <style:text-properties style:text-position="0% 100%" style:font-name="Liberation Serif1" fo:font-size="14pt" officeooo:rsid="005c61bf" officeooo:paragraph-rsid="005c61bf" style:font-size-asian="14pt" style:font-size-complex="14pt"/>
    </style:style>
    <style:style style:name="P127" style:family="paragraph" style:parent-style-name="Standard">
      <style:text-properties style:text-position="0% 100%" style:font-name="Liberation Serif1" fo:font-size="14pt" officeooo:rsid="005d3c5f" officeooo:paragraph-rsid="005d3c5f" style:font-size-asian="14pt" style:font-size-complex="14pt"/>
    </style:style>
    <style:style style:name="P128" style:family="paragraph" style:parent-style-name="Standard">
      <style:text-properties style:text-position="0% 100%" style:font-name="Liberation Serif1" fo:font-size="14pt" fo:font-style="italic" style:text-underline-style="solid" style:text-underline-width="auto" style:text-underline-color="font-color" fo:font-weight="bold" officeooo:rsid="004a53bf" officeooo:paragraph-rsid="004a53bf" style:font-size-asian="14pt" style:font-style-asian="italic" style:font-weight-asian="bold" style:font-size-complex="14pt" style:font-style-complex="italic" style:font-weight-complex="bold"/>
    </style:style>
    <style:style style:name="P129" style:family="paragraph" style:parent-style-name="Standard">
      <style:text-properties style:text-position="0% 100%" style:font-name="Liberation Serif1" fo:font-size="14pt" style:text-underline-style="solid" style:text-underline-width="auto" style:text-underline-color="font-color" fo:font-weight="bold" officeooo:rsid="0059b394" officeooo:paragraph-rsid="0059b394" style:font-size-asian="14pt" style:font-weight-asian="bold" style:font-size-complex="14pt" style:font-weight-complex="bold"/>
    </style:style>
    <style:style style:name="P130" style:family="paragraph" style:parent-style-name="Standard">
      <style:text-properties style:text-position="0% 100%" style:font-name="Liberation Serif1" fo:font-size="14pt" style:text-underline-style="solid" style:text-underline-width="auto" style:text-underline-color="font-color" fo:font-weight="bold" officeooo:rsid="0059b394" officeooo:paragraph-rsid="005d3c5f" style:font-size-asian="14pt" style:font-weight-asian="bold" style:font-size-complex="14pt" style:font-weight-complex="bold"/>
    </style:style>
    <style:style style:name="P131" style:family="paragraph" style:parent-style-name="Standard">
      <style:text-properties officeooo:rsid="00470839" officeooo:paragraph-rsid="00470839"/>
    </style:style>
    <style:style style:name="P132" style:family="paragraph" style:parent-style-name="Standard">
      <style:text-properties officeooo:paragraph-rsid="0047972e"/>
    </style:style>
    <style:style style:name="P133" style:family="paragraph" style:parent-style-name="Standard">
      <style:paragraph-properties fo:break-before="page"/>
      <style:text-properties style:text-position="0% 100%" style:font-name="Liberation Serif1" fo:font-size="14pt" fo:font-style="normal" fo:font-weight="normal" officeooo:rsid="004317fe" officeooo:paragraph-rsid="005242ae" style:font-name-asian="DejaVu Sans" style:font-size-asian="14pt" style:font-style-asian="normal" style:font-weight-asian="normal" style:font-name-complex="Lohit Hindi" style:font-size-complex="14pt" style:font-style-complex="normal" style:font-weight-complex="normal"/>
    </style:style>
    <style:style style:name="P134" style:family="paragraph" style:parent-style-name="Standard">
      <style:text-properties style:text-position="0% 100%" style:font-name="Liberation Serif1" fo:font-size="14pt" fo:font-style="normal" fo:font-weight="normal" officeooo:rsid="005c784a" officeooo:paragraph-rsid="005c61bf" style:font-name-asian="DejaVu Sans" style:font-size-asian="14pt" style:font-style-asian="normal" style:font-weight-asian="normal" style:font-name-complex="Lohit Hindi" style:font-size-complex="14pt" style:font-style-complex="normal" style:font-weight-complex="normal"/>
    </style:style>
    <style:style style:name="T1" style:family="text">
      <style:text-properties style:text-position="0% 100%" style:font-name="Liberation Serif"/>
    </style:style>
    <style:style style:name="T2" style:family="text">
      <style:text-properties style:text-position="0% 100%" style:font-name="Liberation Serif" fo:font-style="normal" fo:font-weight="normal" style:font-name-asian="DejaVu Sans" style:font-size-asian="12.25pt" style:font-style-asian="normal" style:font-weight-asian="normal" style:font-name-complex="Lohit Hindi" style:font-style-complex="normal" style:font-weight-complex="normal"/>
    </style:style>
    <style:style style:name="T3" style:family="text">
      <style:text-properties style:text-position="0% 100%" style:font-name="Liberation Serif" fo:font-style="normal" fo:font-weight="normal" officeooo:rsid="002ce3bd" style:font-name-asian="DejaVu Sans" style:font-size-asian="12.25pt" style:font-style-asian="normal" style:font-weight-asian="normal" style:font-name-complex="Lohit Hindi" style:font-style-complex="normal" style:font-weight-complex="normal"/>
    </style:style>
    <style:style style:name="T4" style:family="text">
      <style:text-properties style:text-position="0% 100%" style:font-name="Liberation Serif" fo:font-style="normal" fo:font-weight="normal" officeooo:rsid="002dad5a" style:font-name-asian="DejaVu Sans" style:font-size-asian="12.25pt" style:font-style-asian="normal" style:font-weight-asian="normal" style:font-name-complex="Lohit Hindi" style:font-style-complex="normal" style:font-weight-complex="normal"/>
    </style:style>
    <style:style style:name="T5" style:family="text">
      <style:text-properties style:text-position="0% 100%" style:font-name="Liberation Serif" fo:font-style="normal" fo:font-weight="normal" officeooo:rsid="002e4bff" style:font-name-asian="DejaVu Sans" style:font-size-asian="12.25pt" style:font-style-asian="normal" style:font-weight-asian="normal" style:font-name-complex="Lohit Hindi" style:font-style-complex="normal" style:font-weight-complex="normal"/>
    </style:style>
    <style:style style:name="T6" style:family="text">
      <style:text-properties style:text-position="0% 100%" style:font-name="Liberation Serif" fo:font-style="normal" fo:font-weight="normal" officeooo:rsid="002e8871" style:font-name-asian="DejaVu Sans" style:font-size-asian="12.25pt" style:font-style-asian="normal" style:font-weight-asian="normal" style:font-name-complex="Lohit Hindi" style:font-style-complex="normal" style:font-weight-complex="normal"/>
    </style:style>
    <style:style style:name="T7" style:family="text">
      <style:text-properties style:text-position="0% 100%" style:font-name="Liberation Serif" fo:font-style="normal" fo:font-weight="normal" officeooo:rsid="003243d1" style:font-name-asian="DejaVu Sans" style:font-size-asian="12.25pt" style:font-style-asian="normal" style:font-weight-asian="normal" style:font-name-complex="Lohit Hindi" style:font-style-complex="normal" style:font-weight-complex="normal"/>
    </style:style>
    <style:style style:name="T8" style:family="text">
      <style:text-properties style:text-position="0% 100%" style:font-name="Liberation Serif" fo:font-style="normal" fo:font-weight="normal" officeooo:rsid="0033f811" style:font-name-asian="DejaVu Sans" style:font-size-asian="12.25pt" style:font-style-asian="normal" style:font-weight-asian="normal" style:font-name-complex="Lohit Hindi" style:font-style-complex="normal" style:font-weight-complex="normal"/>
    </style:style>
    <style:style style:name="T9" style:family="text">
      <style:text-properties style:text-position="0% 100%" style:font-name="Liberation Serif" fo:font-style="normal" fo:font-weight="normal" officeooo:rsid="00352907" style:font-name-asian="DejaVu Sans" style:font-size-asian="12.25pt" style:font-style-asian="normal" style:font-weight-asian="normal" style:font-name-complex="Lohit Hindi" style:font-style-complex="normal" style:font-weight-complex="normal"/>
    </style:style>
    <style:style style:name="T10" style:family="text">
      <style:text-properties style:text-position="0% 100%" style:font-name="Liberation Serif" fo:font-style="normal" fo:font-weight="normal" officeooo:rsid="0048c15c" style:font-name-asian="DejaVu Sans" style:font-size-asian="12.25pt" style:font-style-asian="normal" style:font-weight-asian="normal" style:font-name-complex="Lohit Hindi" style:font-style-complex="normal" style:font-weight-complex="normal"/>
    </style:style>
    <style:style style:name="T11" style:family="text">
      <style:text-properties style:text-position="0% 100%" style:font-name="Liberation Serif" fo:font-style="normal" fo:font-weight="bold" style:font-name-asian="DejaVu Sans" style:font-size-asian="12.25pt" style:font-style-asian="normal" style:font-weight-asian="bold" style:font-name-complex="Lohit Hindi" style:font-style-complex="normal" style:font-weight-complex="bold"/>
    </style:style>
    <style:style style:name="T12" style:family="text">
      <style:text-properties style:text-position="0% 100%" style:font-name="Liberation Serif" fo:font-style="italic" fo:font-weight="normal" style:font-name-asian="DejaVu Sans" style:font-size-asian="12.25pt" style:font-style-asian="italic" style:font-weight-asian="normal" style:font-name-complex="Lohit Hindi" style:font-style-complex="italic" style:font-weight-complex="normal"/>
    </style:style>
    <style:style style:name="T13" style:family="text">
      <style:text-properties style:text-position="0% 100%" style:font-name="Liberation Serif" officeooo:rsid="0048c15c"/>
    </style:style>
    <style:style style:name="T14" style:family="text">
      <style:text-properties style:text-position="0% 100%" style:font-name="Liberation Serif1"/>
    </style:style>
    <style:style style:name="T15" style:family="text">
      <style:text-properties style:text-position="0% 100%" style:font-name="Liberation Serif1" fo:font-size="14pt" fo:font-style="normal" fo:font-weight="normal" style:font-name-asian="DejaVu Sans" style:font-size-asian="12.25pt" style:font-style-asian="normal" style:font-weight-asian="normal" style:font-name-complex="Lohit Hindi" style:font-size-complex="14pt" style:font-style-complex="normal" style:font-weight-complex="normal"/>
    </style:style>
    <style:style style:name="T16" style:family="text">
      <style:text-properties style:text-position="0% 100%" style:font-name="Liberation Serif1" fo:font-size="14pt" fo:font-style="normal" fo:font-weight="normal" officeooo:rsid="00470839" style:font-name-asian="DejaVu Sans" style:font-size-asian="12.25pt" style:font-style-asian="normal" style:font-weight-asian="normal" style:font-name-complex="Lohit Hindi" style:font-size-complex="14pt" style:font-style-complex="normal" style:font-weight-complex="normal"/>
    </style:style>
    <style:style style:name="T17" style:family="text">
      <style:text-properties style:text-position="0% 100%" style:font-name="Liberation Serif1" fo:font-size="14pt" fo:font-style="normal" fo:font-weight="normal" officeooo:rsid="0047972e" style:font-name-asian="DejaVu Sans" style:font-size-asian="12.25pt" style:font-style-asian="normal" style:font-weight-asian="normal" style:font-name-complex="Lohit Hindi" style:font-size-complex="14pt" style:font-style-complex="normal" style:font-weight-complex="normal"/>
    </style:style>
    <style:style style:name="T18" style:family="text">
      <style:text-properties style:text-position="0% 100%" style:font-name="Liberation Serif1" fo:font-size="14pt" fo:font-style="normal" fo:font-weight="normal" officeooo:rsid="0047e42d" style:font-name-asian="DejaVu Sans" style:font-size-asian="12.25pt" style:font-style-asian="normal" style:font-weight-asian="normal" style:font-name-complex="Lohit Hindi" style:font-size-complex="14pt" style:font-style-complex="normal" style:font-weight-complex="normal"/>
    </style:style>
    <style:style style:name="T19" style:family="text">
      <style:text-properties style:text-position="0% 100%" style:font-name="Liberation Serif1" fo:font-size="14pt" fo:font-style="italic" fo:font-weight="normal" officeooo:rsid="00470839" style:font-name-asian="DejaVu Sans" style:font-size-asian="12.25pt" style:font-style-asian="italic" style:font-weight-asian="normal" style:font-name-complex="Lohit Hindi" style:font-size-complex="14pt" style:font-style-complex="italic" style:font-weight-complex="normal"/>
    </style:style>
    <style:style style:name="T20" style:family="text">
      <style:text-properties style:text-position="0% 100%" style:font-name="Liberation Serif1" officeooo:rsid="0048c15c"/>
    </style:style>
    <style:style style:name="T21" style:family="text">
      <style:text-properties style:text-position="super 58%"/>
    </style:style>
    <style:style style:name="T22" style:family="text">
      <style:text-properties style:text-position="super 58%" style:font-name="Liberation Serif"/>
    </style:style>
    <style:style style:name="T23" style:family="text">
      <style:text-properties style:text-position="super 58%" style:font-name="Liberation Serif" fo:font-style="normal" fo:font-weight="normal" style:font-name-asian="DejaVu Sans" style:font-size-asian="12.25pt" style:font-style-asian="normal" style:font-weight-asian="normal" style:font-name-complex="Lohit Hindi" style:font-style-complex="normal" style:font-weight-complex="normal"/>
    </style:style>
    <style:style style:name="T24" style:family="text">
      <style:text-properties style:text-position="super 58%" style:font-name="Liberation Serif" fo:font-style="normal" fo:font-weight="normal" officeooo:rsid="002e4bff" style:font-name-asian="DejaVu Sans" style:font-size-asian="12.25pt" style:font-style-asian="normal" style:font-weight-asian="normal" style:font-name-complex="Lohit Hindi" style:font-style-complex="normal" style:font-weight-complex="normal"/>
    </style:style>
    <style:style style:name="T25" style:family="text">
      <style:text-properties style:text-position="super 58%" style:font-size-asian="12.25pt"/>
    </style:style>
    <style:style style:name="T26" style:family="text">
      <style:text-properties style:text-position="super 58%" officeooo:rsid="0039da8f" style:font-size-asian="12.25pt"/>
    </style:style>
    <style:style style:name="T27" style:family="text">
      <style:text-properties style:text-position="super 58%" officeooo:rsid="003af262" style:font-size-asian="12.25pt"/>
    </style:style>
    <style:style style:name="T28" style:family="text">
      <style:text-properties style:text-position="super 58%" officeooo:rsid="003b4e3f" style:font-size-asian="12.25pt"/>
    </style:style>
    <style:style style:name="T29" style:family="text">
      <style:text-properties style:text-position="super 58%" officeooo:rsid="003bece6" style:font-size-asian="12.25pt"/>
    </style:style>
    <style:style style:name="T30" style:family="text">
      <style:text-properties style:text-position="super 58%" style:font-name="Liberation Serif1"/>
    </style:style>
    <style:style style:name="T31" style:family="text">
      <style:text-properties style:text-position="super 58%" style:font-name="Liberation Serif1" officeooo:rsid="0040438f"/>
    </style:style>
    <style:style style:name="T32" style:family="text">
      <style:text-properties style:text-position="super 58%" style:font-name="Liberation Serif1" officeooo:rsid="004317fe"/>
    </style:style>
    <style:style style:name="T33" style:family="text">
      <style:text-properties style:text-position="super 58%" style:font-name="Liberation Serif1" officeooo:rsid="0045b2e0"/>
    </style:style>
    <style:style style:name="T34" style:family="text">
      <style:text-properties style:text-position="super 58%" style:font-name="Liberation Serif1" fo:font-size="14pt" fo:font-style="normal" fo:font-weight="normal" style:font-name-asian="DejaVu Sans" style:font-size-asian="12.25pt" style:font-style-asian="normal" style:font-weight-asian="normal" style:font-name-complex="Lohit Hindi" style:font-size-complex="14pt" style:font-style-complex="normal" style:font-weight-complex="normal"/>
    </style:style>
    <style:style style:name="T35" style:family="text">
      <style:text-properties style:text-position="super 58%" style:font-name="Liberation Serif1" fo:font-size="14pt" fo:font-style="normal" fo:font-weight="normal" officeooo:rsid="00470839" style:font-name-asian="DejaVu Sans" style:font-size-asian="12.25pt" style:font-style-asian="normal" style:font-weight-asian="normal" style:font-name-complex="Lohit Hindi" style:font-size-complex="14pt" style:font-style-complex="normal" style:font-weight-complex="normal"/>
    </style:style>
    <style:style style:name="T36" style:family="text">
      <style:text-properties style:text-position="super 58%" style:font-name="Liberation Serif1" fo:font-size="14pt" fo:font-style="normal" fo:font-weight="normal" officeooo:rsid="0047972e" style:font-name-asian="DejaVu Sans" style:font-size-asian="12.25pt" style:font-style-asian="normal" style:font-weight-asian="normal" style:font-name-complex="Lohit Hindi" style:font-size-complex="14pt" style:font-style-complex="normal" style:font-weight-complex="normal"/>
    </style:style>
    <style:style style:name="T37" style:family="text">
      <style:text-properties style:text-position="super 58%" style:font-name="Liberation Serif1" fo:font-size="14pt" fo:font-style="normal" fo:font-weight="normal" officeooo:rsid="0047e42d" style:font-name-asian="DejaVu Sans" style:font-size-asian="12.25pt" style:font-style-asian="normal" style:font-weight-asian="normal" style:font-name-complex="Lohit Hindi" style:font-size-complex="14pt" style:font-style-complex="normal" style:font-weight-complex="normal"/>
    </style:style>
    <style:style style:name="T38" style:family="text">
      <style:text-properties style:text-position="super 58%" style:font-name="Liberation Serif1" officeooo:rsid="005153c5"/>
    </style:style>
    <style:style style:name="T39" style:family="text">
      <style:text-properties style:text-position="super 58%" style:font-name="Liberation Serif1" officeooo:rsid="005242ae"/>
    </style:style>
    <style:style style:name="T40" style:family="text">
      <style:text-properties style:text-position="super 58%" style:font-name="Liberation Serif1" officeooo:rsid="0054cffa"/>
    </style:style>
    <style:style style:name="T41" style:family="text">
      <style:text-properties style:text-position="super 58%" fo:font-style="normal" fo:font-weight="normal" style:font-name-asian="DejaVu Sans" style:font-style-asian="normal" style:font-weight-asian="normal" style:font-name-complex="Lohit Hindi" style:font-style-complex="normal" style:font-weight-complex="normal"/>
    </style:style>
    <style:style style:name="T42" style:family="text">
      <style:text-properties style:text-position="super 58%" fo:font-style="normal" fo:font-weight="normal" officeooo:rsid="005930c2" style:font-name-asian="DejaVu Sans" style:font-style-asian="normal" style:font-weight-asian="normal" style:font-name-complex="Lohit Hindi" style:font-style-complex="normal" style:font-weight-complex="normal"/>
    </style:style>
    <style:style style:name="T43" style:family="text">
      <style:text-properties style:text-position="super 58%" fo:font-style="normal" fo:font-weight="normal" officeooo:rsid="005c0b8b" style:font-name-asian="DejaVu Sans" style:font-style-asian="normal" style:font-weight-asian="normal" style:font-name-complex="Lohit Hindi" style:font-style-complex="normal" style:font-weight-complex="normal"/>
    </style:style>
    <style:style style:name="T44" style:family="text">
      <style:text-properties style:text-position="super 58%" fo:font-style="normal" fo:font-weight="normal" officeooo:rsid="005c61bf" style:font-name-asian="DejaVu Sans" style:font-style-asian="normal" style:font-weight-asian="normal" style:font-name-complex="Lohit Hindi" style:font-style-complex="normal" style:font-weight-complex="normal"/>
    </style:style>
    <style:style style:name="T45" style:family="text">
      <style:text-properties style:text-position="super 58%" fo:font-style="normal" fo:font-weight="normal" officeooo:rsid="005d3c5f" style:font-name-asian="DejaVu Sans" style:font-style-asian="normal" style:font-weight-asian="normal" style:font-name-complex="Lohit Hindi" style:font-style-complex="normal" style:font-weight-complex="normal"/>
    </style:style>
    <style:style style:name="T46" style:family="text">
      <style:text-properties style:text-position="super 58%" officeooo:rsid="0053e9d0"/>
    </style:style>
    <style:style style:name="T47" style:family="text">
      <style:text-properties officeooo:rsid="00071e00"/>
    </style:style>
    <style:style style:name="T48" style:family="text">
      <style:text-properties officeooo:rsid="002ce3bd"/>
    </style:style>
    <style:style style:name="T49" style:family="text">
      <style:text-properties officeooo:rsid="002f478e"/>
    </style:style>
    <style:style style:name="T50" style:family="text">
      <style:text-properties style:font-size-asian="12.25pt"/>
    </style:style>
    <style:style style:name="T51" style:family="text">
      <style:text-properties officeooo:rsid="0038f80e" style:font-size-asian="12.25pt"/>
    </style:style>
    <style:style style:name="T52" style:family="text">
      <style:text-properties officeooo:rsid="0039da8f" style:font-size-asian="12.25pt"/>
    </style:style>
    <style:style style:name="T53" style:family="text">
      <style:text-properties officeooo:rsid="003af262" style:font-size-asian="12.25pt"/>
    </style:style>
    <style:style style:name="T54" style:family="text">
      <style:text-properties officeooo:rsid="003b4e3f" style:font-size-asian="12.25pt"/>
    </style:style>
    <style:style style:name="T55" style:family="text">
      <style:text-properties officeooo:rsid="003bece6" style:font-size-asian="12.25pt"/>
    </style:style>
    <style:style style:name="T56" style:family="text">
      <style:text-properties officeooo:rsid="0038e6dd"/>
    </style:style>
    <style:style style:name="T57" style:family="text">
      <style:text-properties fo:font-style="italic" style:text-underline-style="solid" style:text-underline-width="auto" style:text-underline-color="font-color" fo:font-weight="bold" officeooo:rsid="003af262" style:font-size-asian="12.25pt" style:font-style-asian="italic" style:font-weight-asian="bold" style:font-style-complex="italic" style:font-weight-complex="bold"/>
    </style:style>
    <style:style style:name="T58" style:family="text">
      <style:text-properties fo:font-style="italic" fo:font-weight="normal" style:font-name-asian="DejaVu Sans" style:font-style-asian="italic" style:font-weight-asian="normal" style:font-name-complex="Lohit Hindi" style:font-style-complex="italic" style:font-weight-complex="normal"/>
    </style:style>
    <style:style style:name="T59" style:family="text">
      <style:text-properties style:font-name="Liberation Serif1"/>
    </style:style>
    <style:style style:name="T60" style:family="text">
      <style:text-properties style:font-name="Liberation Serif1" officeooo:rsid="003d5c5a"/>
    </style:style>
    <style:style style:name="T61" style:family="text">
      <style:text-properties style:font-name="Liberation Serif1" officeooo:rsid="003ef27a"/>
    </style:style>
    <style:style style:name="T62" style:family="text">
      <style:text-properties style:font-name="Liberation Serif1" officeooo:rsid="0040438f"/>
    </style:style>
    <style:style style:name="T63" style:family="text">
      <style:text-properties style:font-name="Liberation Serif1" officeooo:rsid="0041439f"/>
    </style:style>
    <style:style style:name="T64" style:family="text">
      <style:text-properties style:font-name="Liberation Serif1" officeooo:rsid="003feef8"/>
    </style:style>
    <style:style style:name="T65" style:family="text">
      <style:text-properties style:font-name="Liberation Serif1" style:font-size-asian="12.25pt"/>
    </style:style>
    <style:style style:name="T66" style:family="text">
      <style:text-properties style:font-name="Liberation Serif1" officeooo:rsid="004317fe"/>
    </style:style>
    <style:style style:name="T67" style:family="text">
      <style:text-properties style:font-name="Liberation Serif1" officeooo:rsid="00441b3f"/>
    </style:style>
    <style:style style:name="T68" style:family="text">
      <style:text-properties style:font-name="Liberation Serif1" officeooo:rsid="0045b2e0"/>
    </style:style>
    <style:style style:name="T69" style:family="text">
      <style:text-properties style:font-name="Liberation Serif1" officeooo:rsid="0045bcab"/>
    </style:style>
    <style:style style:name="T70" style:family="text">
      <style:text-properties style:font-name="Liberation Serif1" officeooo:rsid="00453633"/>
    </style:style>
    <style:style style:name="T71" style:family="text">
      <style:text-properties style:font-name="Liberation Serif1" officeooo:rsid="0054cffa"/>
    </style:style>
    <style:style style:name="T72" style:family="text">
      <style:text-properties style:font-name="Liberation Serif"/>
    </style:style>
    <style:style style:name="T73" style:family="text">
      <style:text-properties style:font-name="Liberation Serif" officeooo:rsid="0048c15c"/>
    </style:style>
    <style:style style:name="T74" style:family="text">
      <style:text-properties officeooo:rsid="003feef8"/>
    </style:style>
    <style:style style:name="T75" style:family="text">
      <style:text-properties officeooo:rsid="004317fe"/>
    </style:style>
    <style:style style:name="T76" style:family="text">
      <style:text-properties style:text-position="sub 58%" style:font-name="Liberation Serif1"/>
    </style:style>
    <style:style style:name="T77" style:family="text">
      <style:text-properties style:text-position="sub 58%" style:font-name="Liberation Serif1" officeooo:rsid="0045b2e0"/>
    </style:style>
    <style:style style:name="T78" style:family="text">
      <style:text-properties style:text-position="sub 58%" style:font-name="Liberation Serif1" officeooo:rsid="00441b3f"/>
    </style:style>
    <style:style style:name="T79" style:family="text">
      <style:text-properties officeooo:rsid="00470839"/>
    </style:style>
    <style:style style:name="T80" style:family="text">
      <style:text-properties officeooo:rsid="0048c15c"/>
    </style:style>
    <style:style style:name="T81" style:family="text">
      <style:text-properties fo:font-weight="bold" style:font-weight-asian="bold" style:font-weight-complex="bold"/>
    </style:style>
    <style:style style:name="T82" style:family="text">
      <style:text-properties fo:font-weight="bold" officeooo:rsid="003d5c5a" style:font-weight-asian="bold" style:font-weight-complex="bold"/>
    </style:style>
    <style:style style:name="T83" style:family="text">
      <style:text-properties fo:font-weight="bold" officeooo:rsid="004a53bf" style:font-weight-asian="bold" style:font-weight-complex="bold"/>
    </style:style>
    <style:style style:name="T84" style:family="text">
      <style:text-properties fo:font-weight="bold" officeooo:rsid="004c0c41" style:font-weight-asian="bold" style:font-weight-complex="bold"/>
    </style:style>
    <style:style style:name="T85" style:family="text">
      <style:text-properties fo:font-weight="bold" officeooo:rsid="004db213" style:font-weight-asian="bold" style:font-weight-complex="bold"/>
    </style:style>
    <style:style style:name="T86" style:family="text">
      <style:text-properties fo:font-weight="bold" officeooo:rsid="0057379a" style:font-weight-asian="bold" style:font-weight-complex="bold"/>
    </style:style>
    <style:style style:name="T87" style:family="text">
      <style:text-properties fo:font-weight="bold" officeooo:rsid="0059bc23" style:font-weight-asian="bold" style:font-weight-complex="bold"/>
    </style:style>
    <style:style style:name="T88" style:family="text">
      <style:text-properties fo:font-weight="bold" officeooo:rsid="005d3c5f" style:font-weight-asian="bold" style:font-weight-complex="bold"/>
    </style:style>
    <style:style style:name="T89" style:family="text">
      <style:text-properties officeooo:rsid="004a53bf"/>
    </style:style>
    <style:style style:name="T90" style:family="text">
      <style:text-properties style:text-underline-style="none"/>
    </style:style>
    <style:style style:name="T91" style:family="text">
      <style:text-properties officeooo:rsid="004d98d9"/>
    </style:style>
    <style:style style:name="T92" style:family="text">
      <style:text-properties officeooo:rsid="004f98fc"/>
    </style:style>
    <style:style style:name="T93" style:family="text">
      <style:text-properties fo:font-style="normal" fo:font-weight="normal" style:font-name-asian="DejaVu Sans" style:font-style-asian="normal" style:font-weight-asian="normal" style:font-name-complex="Lohit Hindi" style:font-style-complex="normal" style:font-weight-complex="normal"/>
    </style:style>
    <style:style style:name="T94" style:family="text">
      <style:text-properties fo:font-style="normal" fo:font-weight="normal" officeooo:rsid="003d5c5a" style:font-name-asian="DejaVu Sans" style:font-style-asian="normal" style:font-weight-asian="normal" style:font-name-complex="Lohit Hindi" style:font-style-complex="normal" style:font-weight-complex="normal"/>
    </style:style>
    <style:style style:name="T95" style:family="text">
      <style:text-properties fo:font-style="normal" fo:font-weight="normal" officeooo:rsid="005930c2" style:font-name-asian="DejaVu Sans" style:font-style-asian="normal" style:font-weight-asian="normal" style:font-name-complex="Lohit Hindi" style:font-style-complex="normal" style:font-weight-complex="normal"/>
    </style:style>
    <style:style style:name="T96" style:family="text">
      <style:text-properties fo:font-style="normal" fo:font-weight="normal" officeooo:rsid="0059b394" style:font-name-asian="DejaVu Sans" style:font-style-asian="normal" style:font-weight-asian="normal" style:font-name-complex="Lohit Hindi" style:font-style-complex="normal" style:font-weight-complex="normal"/>
    </style:style>
    <style:style style:name="T97" style:family="text">
      <style:text-properties fo:font-style="normal" fo:font-weight="normal" officeooo:rsid="0059bc23" style:font-name-asian="DejaVu Sans" style:font-style-asian="normal" style:font-weight-asian="normal" style:font-name-complex="Lohit Hindi" style:font-style-complex="normal" style:font-weight-complex="normal"/>
    </style:style>
    <style:style style:name="T98" style:family="text">
      <style:text-properties fo:font-style="normal" fo:font-weight="normal" officeooo:rsid="005c0b8b" style:font-name-asian="DejaVu Sans" style:font-style-asian="normal" style:font-weight-asian="normal" style:font-name-complex="Lohit Hindi" style:font-style-complex="normal" style:font-weight-complex="normal"/>
    </style:style>
    <style:style style:name="T99" style:family="text">
      <style:text-properties fo:font-style="normal" fo:font-weight="normal" officeooo:rsid="005c61bf" style:font-name-asian="DejaVu Sans" style:font-style-asian="normal" style:font-weight-asian="normal" style:font-name-complex="Lohit Hindi" style:font-style-complex="normal" style:font-weight-complex="normal"/>
    </style:style>
    <style:style style:name="T100" style:family="text">
      <style:text-properties fo:font-style="normal" fo:font-weight="normal" officeooo:rsid="005c784a" style:font-name-asian="DejaVu Sans" style:font-style-asian="normal" style:font-weight-asian="normal" style:font-name-complex="Lohit Hindi" style:font-style-complex="normal" style:font-weight-complex="normal"/>
    </style:style>
    <style:style style:name="T101" style:family="text">
      <style:text-properties fo:font-style="normal" fo:font-weight="normal" officeooo:rsid="005d3c5f" style:font-name-asian="DejaVu Sans" style:font-style-asian="normal" style:font-weight-asian="normal" style:font-name-complex="Lohit Hindi" style:font-style-complex="normal" style:font-weight-complex="normal"/>
    </style:style>
    <style:style style:name="T102" style:family="text">
      <style:text-properties officeooo:rsid="005242ae"/>
    </style:style>
    <style:style style:name="T103" style:family="text">
      <style:text-properties officeooo:rsid="0053e9d0"/>
    </style:style>
    <style:style style:name="T104" style:family="text">
      <style:text-properties officeooo:rsid="0057379a"/>
    </style:style>
    <style:style style:name="T105" style:family="text">
      <style:text-properties officeooo:rsid="005b2ed7"/>
    </style:style>
    <style:style style:name="T106" style:family="text">
      <style:text-properties officeooo:rsid="005d3c5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ataxe-64</text:p>
      <text:p text:style-name="P2"><text:span text:style-name="T82">FIELD module routines for vectors. <text:s/></text:span>Richard Parker <text:span text:style-name="T48">25.10</text:span>.201<text:span text:style-name="T47">6</text:span></text:p>
      <text:p text:style-name="P19"/>
      <text:p text:style-name="P20">Section 1 – Introduction</text:p>
      <text:p text:style-name="P3"/>
      <text:p text:style-name="P15">This document considers the performance of the FIELD module<text:span text:style-name="T80"> routines DAdd, DSub, DSMul and DSMad</text:span>. <text:s/>Although the HPMI and linear forms modules are ultimately intended to form the performance heart of meataxe-64, at present they are only implemented for fields of order {2,3,4,8,9,16}, and <text:span text:style-name="T80">anyway</text:span> the nitty-gritty bits of Gaussian elimination, as well as the linear forms module itself, still use the vector arithmetic of the FIELD module even if the faster methods are implemented <text:span text:style-name="T80">for matrix multiplication</text:span>.</text:p>
      <text:p text:style-name="P15"/>
      <text:p text:style-name="P15">The routine that matters most is the DSMad routine, that multiplies a vector <text:span text:style-name="T80">V</text:span> by <text:span text:style-name="T59">λ</text:span><text:span text:style-name="T72"> and adds the result into the vector </text:span><text:span text:style-name="T73">W </text:span><text:span text:style-name="T72">in the field F, and the methods used necessarily vary widely with the field, whose order ranges from 2 up to 1.8 x 10</text:span><text:span text:style-name="T22">19</text:span><text:span text:style-name="T1">. <text:s/></text:span><text:span text:style-name="T13">DSMul has similar requirements. <text:s/>The DAdd and DSub routines are somewhat different, and will be more significant if Strassen/Winograd methods are implemented. <text:s/>All four routines work with multiple rows if required.</text:span></text:p>
      <text:p text:style-name="P74"/>
      <text:p text:style-name="P18"><text:span text:style-name="T13">I</text:span><text:span text:style-name="T1">t should be noted that, for primes fields up to 32 bits, the routines must provide both ground and extension field service if an extension field is set.</text:span></text:p>
      <text:p text:style-name="P73"/>
      <text:p text:style-name="P73">There is one opportunity for computation when the field is set, where the target is roughly 10 milliseconds. <text:s/>This allows for computation of various constants and look-up tables specific to the field, and is already used quite considerably.</text:p>
      <text:p text:style-name="P73"/>
      <text:p text:style-name="P16"><text:span text:style-name="T1">For DSMad </text:span><text:span text:style-name="T13">and DMul</text:span><text:span text:style-name="T1">, there is a second opportunity for computation when </text:span><text:span text:style-name="T14">λ is known, and</text:span><text:span text:style-name="T20"> in version 1, no advantage was taken of this. <text:s/>A considerable portion of this document is therefore devoted to addressing this - to inspect <text:s/></text:span><text:span text:style-name="T14">λ</text:span><text:span text:style-name="T20"> and to figure out how best to multiply by it.</text:span></text:p>
      <text:p text:style-name="P102"/>
      <text:p text:style-name="P100">For large primes, much of the problem revolves around the fact that division is so much slower than multiplication, so that Barrett figures largely in this.<text:span text:style-name="T80"> <text:s/>A major issue is to use Barrett to its greatest possible extent yet ensuring that the result is always correct.</text:span></text:p>
      <text:p text:style-name="P100"/>
      <text:p text:style-name="P30"><text:span text:style-name="T81">Section </text:span><text:span text:style-name="T85">2</text:span><text:span text:style-name="T81"> – </text:span><text:span text:style-name="T83">64-bit </text:span><text:span text:style-name="T84">primes</text:span><text:span text:style-name="T83">.</text:span></text:p>
      <text:p text:style-name="P106"/>
      <text:p text:style-name="P112">The first case to consider is for primes p that do not fit into a 32-bit field. <text:s/>For these primes, no extension fields need to be considered since any such field would have order greater than 2<text:span text:style-name="T21">64</text:span> <text:soft-page-break/>and hence be outside the scope of meataxe64.</text:p>
      <text:p text:style-name="P112"/>
      <text:p text:style-name="P112">For the very largest primes, even addition c = a + b must worry about overflow, but as both a and b must be less than p, this is a fairly simple test . . . we compute c = a+b, then if c &lt; a overflow has happend (so we must subtract p to fix it) and if c &gt;= a it has not. <text:s/>We may then compare c to p, and if c &gt;= p we subtract p and otherwise we do not. <text:s/>Both of these fixes can be done using the CMOVE instruction, and this is appropriately generated by the "c" compiler, so is not a worry. <text:s/>It may be faster to compute c = a + b - p and if c &gt; a, add p<text:span text:style-name="T92">, which works for all primes</text:span>. <text:s/>This needs to be checked out. <text:s/>Subtraction is actually a little simpler . . . we compute <text:span text:style-name="T92"><text:s text:c="2"/></text:span>c = a - b and if the result is bigger than a, we add p.</text:p>
      <text:p text:style-name="P112"/>
      <text:p text:style-name="P113">Multiplication, however, is certain to overflow and other methods must be used.</text:p>
      <text:p text:style-name="P113"/>
      <text:p text:style-name="P113">The simplest is to simply do the multiplication and addition using the pcrit pcpmad routine, which does a division to get the remainder. <text:s/>This is probably never the fastest way to do it, but has the advantage of simplicity and can certainly be used as a preliminary case.</text:p>
      <text:p text:style-name="P113"/>
      <text:p text:style-name="P113">The problem is, of course, that division is a very slow operation compared to multiplication, and various flavours of Barrett are to be considered.</text:p>
      <text:p text:style-name="P113"/>
      <text:p text:style-name="P113">It is important to realize here that, in typical usage, a substantial vector is multiplied (DSMul) or multiplied-and-added (DSMad) by the same scalar <text:span text:style-name="T94">λ</text:span><text:span text:style-name="T93">, so that it may be appropriate to do some work with </text:span><text:span text:style-name="T94">λ</text:span><text:span text:style-name="T93"> before proceeding through the vector. <text:s/>In practice we will want to compute </text:span><text:span text:style-name="T94">λ</text:span><text:span text:style-name="T93">.2</text:span><text:span text:style-name="T41">r</text:span><text:span text:style-name="T93">/p (rounded up) for an appropriate value of r, and it is the choice of r that really needs consideration here. <text:s/>It is annoying that, for the largest primes we need r=129, but for meataxe64 version 2, I propose to use r=128, and if the prime is too large for this case, to default to the pcpmad division alternative. <text:s/>This will only affect primes above 10</text:span><text:span text:style-name="T41">19</text:span><text:span text:style-name="T93"> and should not be a great loss.</text:span></text:p>
      <text:p text:style-name="P87"/>
      <text:p text:style-name="P113"><text:span text:style-name="T93">We must, however, consider the limits of "128-bit lambdified Barrett" very carefully to ensure that we use as often as we reasonably can, and yet still be sure of </text:span><text:span text:style-name="T58">not</text:span><text:span text:style-name="T93"> using it if it can produce incorrect results. <text:s/>This is a one-off computation, which will be described here and the results given.</text:span></text:p>
      <text:p text:style-name="P87"/>
      <text:p text:style-name="P114"><text:span text:style-name="T93">Our plan is to compute s = 2</text:span><text:span text:style-name="T41">128</text:span><text:span text:style-name="T93">/p and <text:s/>t = </text:span><text:span text:style-name="T94">λ</text:span><text:span text:style-name="T93">.2</text:span><text:span text:style-name="T41">128</text:span><text:span text:style-name="T93">/p as a two-word value, both rounded up, the former at FieldSet time and the latter on entry to DSMad/DSMul - when </text:span><text:span text:style-name="T94">λ</text:span><text:span text:style-name="T93"> is known. <text:s/>These will be done by division. <text:s/>Notice that if the number of columns is very small (perhaps 1-3) it is faster to simply use pcpmad and maybe that should be done.</text:span></text:p>
      <text:p text:style-name="P90"/>
      <text:p text:style-name="P114"><text:span text:style-name="T93">To compute </text:span><text:span text:style-name="T94">λ</text:span><text:span text:style-name="T93">.a+b (mod p) we compute m= </text:span><text:span text:style-name="T94">λ</text:span><text:span text:style-name="T93">.a+b as a two-word value, and also calculate k=t.a+s.b as a three-word value. <text:s/>We then take the top word of k (k/2</text:span><text:span text:style-name="T41">128</text:span><text:span text:style-name="T93">), multiply by p and subtract it from m. <text:s/>The result is required to be </text:span><text:span text:style-name="T94">λ</text:span><text:span text:style-name="T93">.a+b (mod p).</text:span></text:p>
      <text:p text:style-name="P90"/>
      <text:p text:style-name="P133">Well . . . what actually is it?<text:span text:style-name="T102"> <text:s text:c="2"/>Let <text:s/>λ.a+b = c.p+d. <text:s/>We require k/2</text:span><text:span text:style-name="T46">128</text:span><text:span text:style-name="T103"> = c.</text:span></text:p>
      <text:p text:style-name="P80"/>
      <text:p text:style-name="P63"><text:span text:style-name="T59">Let S= </text:span><text:span text:style-name="T63">2</text:span><text:span text:style-name="T38">128</text:span><text:span text:style-name="T63">/p </text:span><text:span text:style-name="T59">and T = </text:span><text:span text:style-name="T60">λ.</text:span><text:span text:style-name="T63">2</text:span><text:span text:style-name="T38">128</text:span><text:span text:style-name="T60">/</text:span><text:span text:style-name="T63">p </text:span><text:span text:style-name="T59">as exact real numbers.</text:span></text:p>
      <text:p text:style-name="P80"/>
      <text:p text:style-name="P63"><text:span text:style-name="T59">Then Ta+Sb = a.</text:span><text:span text:style-name="T60">λ.</text:span><text:span text:style-name="T63">2</text:span><text:span text:style-name="T38">128</text:span><text:span text:style-name="T60">/</text:span><text:span text:style-name="T63">p </text:span><text:span text:style-name="T59">+ b.</text:span><text:span text:style-name="T63">2</text:span><text:span text:style-name="T38">128</text:span><text:span text:style-name="T63">/p </text:span><text:span text:style-name="T59">= 2</text:span><text:span text:style-name="T38">128</text:span><text:span text:style-name="T59">/p . (a.</text:span><text:span text:style-name="T60">λ </text:span><text:span text:style-name="T59">+ b) = 2</text:span><text:span text:style-name="T38">128</text:span><text:span text:style-name="T59">/p . (cp+d) = 2</text:span><text:span text:style-name="T38">128</text:span><text:span text:style-name="T59">.c + 2</text:span><text:span text:style-name="T38">128</text:span><text:span text:style-name="T59">.(d/p) so the top limb is indeed c, since d/p is less than 1.</text:span></text:p>
      <text:p text:style-name="P80"/>
      <text:p text:style-name="P67"><text:span text:style-name="T59">Since s = S+ε</text:span><text:span text:style-name="T76">2</text:span><text:span text:style-name="T59"> and t=T+ε</text:span><text:span text:style-name="T76">1</text:span><text:span text:style-name="T59"> we actually compute . . .</text:span></text:p>
      <text:p text:style-name="P83"/>
      <text:p text:style-name="P67"><text:span text:style-name="T59">ta+sb=(T+ε</text:span><text:span text:style-name="T76">1</text:span><text:span text:style-name="T59">)a+(S+ε</text:span><text:span text:style-name="T76">2</text:span><text:span text:style-name="T59">)b =Ta+Sb+ε</text:span><text:span text:style-name="T76">1</text:span><text:span text:style-name="T59">a+ε</text:span><text:span text:style-name="T76">2</text:span><text:span text:style-name="T59">b=</text:span><text:span text:style-name="T66">2</text:span><text:span text:style-name="T38">128</text:span><text:span text:style-name="T66">.c + 2</text:span><text:span text:style-name="T38">128</text:span><text:span text:style-name="T66">.(d/p)</text:span><text:span text:style-name="T59">+ε</text:span><text:span text:style-name="T76">1</text:span><text:span text:style-name="T59">a+ε</text:span><text:span text:style-name="T76">2</text:span><text:span text:style-name="T59">b.</text:span></text:p>
      <text:p text:style-name="P83"/>
      <text:p text:style-name="P83">We therefore need that</text:p>
      <text:p text:style-name="P80"/>
      <text:p text:style-name="P67"><text:span text:style-name="T66">2</text:span><text:span text:style-name="T39">128</text:span><text:span text:style-name="T66">.(d/p)</text:span><text:span text:style-name="T59">+ε</text:span><text:span text:style-name="T76">1</text:span><text:span text:style-name="T59">a+ε</text:span><text:span text:style-name="T76">2</text:span><text:span text:style-name="T59">b &lt; 2</text:span><text:span text:style-name="T39">128</text:span><text:span text:style-name="T59">.</text:span></text:p>
      <text:p text:style-name="P83"/>
      <text:p text:style-name="P72"><text:span text:style-name="T59">Let d = </text:span><text:span text:style-name="T67">p–</text:span><text:span text:style-name="T59">z. <text:s/>The we need </text:span><text:span text:style-name="T66">2</text:span><text:span text:style-name="T39">128</text:span><text:span text:style-name="T66">.</text:span><text:span text:style-name="T59">([</text:span><text:span text:style-name="T67">p–</text:span><text:span text:style-name="T59">z]</text:span><text:span text:style-name="T66">/p)</text:span><text:span text:style-name="T67">+ε</text:span><text:span text:style-name="T78">1</text:span><text:span text:style-name="T67">a+ε</text:span><text:span text:style-name="T78">2</text:span><text:span text:style-name="T67">b &lt; 2</text:span><text:span text:style-name="T39">128</text:span><text:span text:style-name="T59"> or <text:s/></text:span><text:span text:style-name="T67">ε</text:span><text:span text:style-name="T78">1</text:span><text:span text:style-name="T67">a+ε</text:span><text:span text:style-name="T78">2</text:span><text:span text:style-name="T67">b</text:span><text:span text:style-name="T59"> &lt; z.2</text:span><text:span text:style-name="T30">128</text:span><text:span text:style-name="T59">/p. <text:s/>For z &gt;= 2 this clearly holds, since z.2</text:span><text:span text:style-name="T30">128</text:span><text:span text:style-name="T59">/p &gt; 2.p and <text:s/></text:span><text:span text:style-name="T67">ε</text:span><text:span text:style-name="T78">1</text:span><text:span text:style-name="T67">a+ε</text:span><text:span text:style-name="T78">2</text:span><text:span text:style-name="T67">b</text:span><text:span text:style-name="T59"> &lt; 2.p.</text:span></text:p>
      <text:p text:style-name="P92"/>
      <text:p text:style-name="P72"><text:span text:style-name="T59">For z=1 we need </text:span><text:span text:style-name="T67">ε</text:span><text:span text:style-name="T78">1</text:span><text:span text:style-name="T67">a+ε</text:span><text:span text:style-name="T78">2</text:span><text:span text:style-name="T67">b</text:span><text:span text:style-name="T59"> &lt; 2</text:span><text:span text:style-name="T30">128</text:span><text:span text:style-name="T59">/p or p.(</text:span><text:span text:style-name="T67">ε</text:span><text:span text:style-name="T78">1</text:span><text:span text:style-name="T67">a+ε</text:span><text:span text:style-name="T78">2</text:span><text:span text:style-name="T67">b</text:span><text:span text:style-name="T59">) &lt; 2</text:span><text:span text:style-name="T30">128</text:span><text:span text:style-name="T59">. <text:s/>No doubt this will be OK for some larger primes also, but without extensive computations with results that would probably not help much, it seems best at this point to limit the method to cases where 2.p</text:span><text:span text:style-name="T30">2</text:span><text:span text:style-name="T59"> &lt; 2</text:span><text:span text:style-name="T30">128</text:span><text:span text:style-name="T59"> and leave it at that. <text:s/>In other words, we need p &lt; 2</text:span><text:span text:style-name="T30">64</text:span><text:span text:style-name="T59">/sqrt(2)</text:span><text:span text:style-name="T71"> which is greater than 13,438,178,000,000,000,000. <text:s/>We will leave primes 13x10</text:span><text:span text:style-name="T40">18</text:span><text:span text:style-name="T71"> up to 18x10</text:span><text:span text:style-name="T40">18</text:span><text:span text:style-name="T71"> to use the division method!</text:span><text:span text:style-name="T59"> </text:span></text:p>
      <text:p text:style-name="P101"/>
      <text:p text:style-name="P117">It seems clear that this will require assembler assistance, if only to gain access to the multi-word multiplications, add-with-carry etc. to enable us to perform this work.</text:p>
      <text:p text:style-name="P117"/>
      <text:p text:style-name="P118">For smaller primes, it is possible to get away with only computing two words of ta+sb and using 2<text:span text:style-name="T21">85</text:span> instead of 2<text:span text:style-name="T21">128</text:span>. <text:s/>This needs c&lt;2<text:span text:style-name="T21">43</text:span> and 2p<text:span text:style-name="T21">2</text:span>&lt;2<text:span text:style-name="T21">85</text:span>, and hence would be fine for primes up to 2<text:span text:style-name="T21">42</text:span>. <text:s/>This is probably not too much extra programming, and perhaps a 25% speedup for primes of 32-41 bits would result.</text:p>
      <text:p text:style-name="P118"/>
      <text:p text:style-name="P118">We therefore expect three cases in the end.</text:p>
      <text:p text:style-name="P118"/>
      <text:p text:style-name="P118">DIV<text:tab/>use 128-bit division in assembler using pcpmad<text:span text:style-name="T104"> for primes of more than "63.5 bits".</text:span></text:p>
      <text:p text:style-name="P118">B128<text:tab/>use 3-word lambdified Barrett<text:span text:style-name="T104"> 42-63.5 bit primes</text:span></text:p>
      <text:p text:style-name="P118">B85<text:tab/>use 2-word lambdified Barrett<text:span text:style-name="T104"> 32-41 bit primes.</text:span></text:p>
      <text:p text:style-name="P118"/>
      <text:p text:style-name="P31"><text:span text:style-name="T81">Section </text:span><text:span text:style-name="T86">3</text:span><text:span text:style-name="T81"> – </text:span><text:span text:style-name="T86">32</text:span><text:span text:style-name="T83">-bit </text:span><text:span text:style-name="T84">primes</text:span><text:span text:style-name="T83">.</text:span></text:p>
      <text:p text:style-name="P107"/>
      <text:p text:style-name="P120">32-bit primes are really an easier version of the 64-bit ones, and though we must now consider the case where the field is actually set for an extension field, it is the working in the prime field that is considered here.</text:p>
      <text:p text:style-name="P121"><text:soft-page-break/>The main workhorse for this case is Barrett-64, and the lambdified version is good except for primes greater than 2<text:span text:style-name="T21">32</text:span>/sqrt(2). <text:s/>A version of B85 can be used (amended to take 32-bit inputs) for the primes larger than this.</text:p>
      <text:p text:style-name="P121"/>
      <text:p text:style-name="P129">Barrett-64.</text:p>
      <text:p text:style-name="P88"/>
      <text:p text:style-name="P115"><text:span text:style-name="T95">We</text:span><text:span text:style-name="T93"> </text:span><text:span text:style-name="T95">pre-</text:span><text:span text:style-name="T93">compute s = 2</text:span><text:span text:style-name="T42">64</text:span><text:span text:style-name="T93">/p and <text:s/>t = </text:span><text:span text:style-name="T94">λ</text:span><text:span text:style-name="T93">.2</text:span><text:span text:style-name="T42">64</text:span><text:span text:style-name="T93">/p as a </text:span><text:span text:style-name="T95">one</text:span><text:span text:style-name="T93">-word value, both rounded up</text:span><text:span text:style-name="T95">. <text:s/>Then t</text:span><text:span text:style-name="T93">o compute </text:span><text:span text:style-name="T94">λ</text:span><text:span text:style-name="T93">.a+b (mod p) we </text:span><text:span text:style-name="T95">find</text:span><text:span text:style-name="T93"> m=</text:span><text:span text:style-name="T94">λ</text:span><text:span text:style-name="T93">.a+b and k=t.a+s.b as </text:span><text:span text:style-name="T95">two-word values</text:span><text:span text:style-name="T96">, though only the bottom word of m </text:span><text:span text:style-name="T97">is</text:span><text:span text:style-name="T96"> used</text:span><text:span text:style-name="T93">. <text:s/>We then take the top word of k (k/2</text:span><text:span text:style-name="T42">64</text:span><text:span text:style-name="T93">), multiply by p</text:span><text:span text:style-name="T96"> (taking the bottom word)</text:span><text:span text:style-name="T93"> and subtract it from </text:span><text:span text:style-name="T96">the bottom word of </text:span><text:span text:style-name="T93">m</text:span><text:span text:style-name="T95">, yielding</text:span><text:span text:style-name="T93"> </text:span><text:span text:style-name="T94">λ</text:span><text:span text:style-name="T93">.a+b (mod p).</text:span></text:p>
      <text:p text:style-name="P93"/>
      <text:p text:style-name="P122"><text:span text:style-name="T95">H</text:span><text:span text:style-name="T93">ence the assembler routine to do a single instance would be . . .</text:span></text:p>
      <text:p text:style-name="P94"/>
      <text:p text:style-name="P122"><text:span text:style-name="T93">uint64_t bar64(uint64_t a, uint64_t b, uint64_t * stc) where stc[4] contains <text:s/>p,</text:span><text:span text:style-name="T94">λ</text:span><text:span text:style-name="T93">,s,t.</text:span></text:p>
      <text:p text:style-name="P94"/>
      <text:p text:style-name="P94">This is probably of adequate performance for DSMul, but we will probably also want a "babies" interface for DSMad, needing . . .</text:p>
      <text:p text:style-name="P94"/>
      <text:p text:style-name="P94">void bar64mad(uint32_t * a, uint32_t * b, uint64_t noc, uint64_t * stc)</text:p>
      <text:p text:style-name="P91"/>
      <text:p text:style-name="P32"><text:span text:style-name="T81">Section </text:span><text:span text:style-name="T87">4</text:span><text:span text:style-name="T81"> – </text:span><text:span text:style-name="T87">Extension fields from </text:span><text:span text:style-name="T86">32</text:span><text:span text:style-name="T83">-bit </text:span><text:span text:style-name="T84">primes</text:span><text:span text:style-name="T83">.</text:span></text:p>
      <text:p text:style-name="P108"/>
      <text:p text:style-name="P122">Since the prime in this case does not fit into 16 bits, the extension field is either quadratic or cubic<text:span text:style-name="T105"> and the field-entry itself is always 64-bits</text:span>. <text:s/>In the cubic case (L<text:span text:style-name="T59">ü</text:span>beck) the coefficient of X<text:span text:style-name="T21">2</text:span> is always zero.</text:p>
      <text:p text:style-name="P122"/>
      <text:p text:style-name="P123">The general plan is to compute upfront the 2x2 or 3x3 matrix for the linear map for multiplication by <text:span text:style-name="T94">λ</text:span><text:span text:style-name="T93">, and then to proceed through the vector, extracting the entries into 2 or 3 integers, multiplying this vector by the matrix, reducing all mod p and then re-assembling the answer. <text:s/>As is becoming usual, there are difficulties with overflow if the field order approaches 2</text:span><text:span text:style-name="T41">64</text:span><text:span text:style-name="T93"> too closely, and to start with I will concentrate on cases where this does not occur.</text:span></text:p>
      <text:p text:style-name="P95"/>
      <text:p text:style-name="P124"><text:span text:style-name="T93">Let's consider the quadratic extensions first. <text:s/>For extraction, it looks</text:span><text:span text:style-name="T98"> at first sight that</text:span><text:span text:style-name="T93"> we need Barrett96, and it is clearly annoying that 2</text:span><text:span text:style-name="T41">96</text:span><text:span text:style-name="T93">/p is going to need two words</text:span><text:span text:style-name="T98">. <text:s/>At the other extreme (65537) Barrett51 is sufficient, but it gains us nothing to use as few as 51 bits. <text:s/>We are happy to get a 2-word result, but it would be nice if the answer was all in the top word, making Barrett64 the obvious choice. <text:s/>It looks like one size is not going to fit all.</text:span></text:p>
      <text:p text:style-name="P96"/>
      <text:p text:style-name="P124"><text:span text:style-name="T98">Barrett64 is clearly one of the cases to be implemented. <text:s/>This will cope with cases up to 2,642,245</text:span><text:span text:style-name="T43">2</text:span><text:span text:style-name="T98"> or so - must be less than the cube root of 2</text:span><text:span text:style-name="T43">64</text:span><text:span text:style-name="T98"> though it may extend a little beyond.</text:span></text:p>
      <text:p text:style-name="P96"/>
      <text:p text:style-name="P125"><text:span text:style-name="T93">The next case should ideally cope with the larger primes of 22 bits, so the natural next stage is Barrett85, so that 2</text:span><text:span text:style-name="T41">85</text:span><text:span text:style-name="T93">/p is guaranteed to be less than 2</text:span><text:span text:style-name="T41">64</text:span><text:span text:style-name="T93">. <text:s/></text:span><text:span text:style-name="T99">This is good up to the cube root of 2</text:span><text:span text:style-name="T44">85</text:span><text:span text:style-name="T99">, </text:span><text:soft-page-break/><text:span text:style-name="T99">which has 28 bits. <text:s/>We could then implement Barrett92 and get up to 30 bits, and Barrett94 to get past 31 bits, and Barrett95 to get a bit further . . . I'm not sure how sensible all this is!</text:span></text:p>
      <text:p text:style-name="P97"/>
      <text:p text:style-name="P98">There is the alternative of passing the "shift" value and using the %cl form of the right-shift. <text:s/>I suspect we are going to have to do this in the end, but let's move on to the cubic fields to find out what joys await us there.</text:p>
      <text:p text:style-name="P98"/>
      <text:p text:style-name="P126"><text:span text:style-name="T93">For cubic fields p</text:span><text:span text:style-name="T41">3</text:span><text:span text:style-name="T93"> we need ap</text:span><text:span text:style-name="T41">2</text:span><text:span text:style-name="T93"> &lt; 2</text:span><text:span text:style-name="T41">r</text:span><text:span text:style-name="T93"> where a ranges up to p</text:span><text:span text:style-name="T41">2</text:span><text:span text:style-name="T93">, or ap</text:span><text:span text:style-name="T41">4</text:span><text:span text:style-name="T93"> where a ranges up to p.</text:span><text:span text:style-name="T100"> <text:s/>Which is the better approach (i.e. do we chop off the top entry or the top two)?</text:span></text:p>
      <text:p text:style-name="P134"/>
      <text:p text:style-name="P119"/>
      <text:p text:style-name="P33"><text:span text:style-name="T81">Section </text:span><text:span text:style-name="T88">5</text:span><text:span text:style-name="T81"> – </text:span><text:span text:style-name="T88">16</text:span><text:span text:style-name="T83">-bit </text:span><text:span text:style-name="T84">primes</text:span><text:span text:style-name="T83">.</text:span></text:p>
      <text:p text:style-name="P109"/>
      <text:p text:style-name="P127">For primes that fit into 16 bits, Barrett reduction comes within the range of AVX, and we can hope to perform Barrett32 in the SIMD registers. <text:s/>Let's look at this in a bit more detail.</text:p>
      <text:p text:style-name="P127"/>
      <text:p text:style-name="P130">Barrett-<text:span text:style-name="T106">32</text:span>.</text:p>
      <text:p text:style-name="P89"/>
      <text:p text:style-name="P116"><text:span text:style-name="T95">We</text:span><text:span text:style-name="T93"> </text:span><text:span text:style-name="T95">pre-</text:span><text:span text:style-name="T93">compute s = 2</text:span><text:span text:style-name="T45">32</text:span><text:span text:style-name="T93">/p and <text:s/>t = </text:span><text:span text:style-name="T94">λ</text:span><text:span text:style-name="T93">.2</text:span><text:span text:style-name="T45">32</text:span><text:span text:style-name="T93">/p as </text:span><text:span text:style-name="T101">32-bit values, </text:span><text:span text:style-name="T93">both rounded up</text:span><text:span text:style-name="T95">. <text:s/>Then t</text:span><text:span text:style-name="T93">o compute </text:span><text:span text:style-name="T94">λ</text:span><text:span text:style-name="T93">.a+b (mod p) we </text:span><text:span text:style-name="T95">find</text:span><text:span text:style-name="T93"> k=t.a+s.b as </text:span><text:span text:style-name="T101">64-bit </text:span><text:span text:style-name="T95">values</text:span><text:span text:style-name="T101"> (needed for the addition) and the bottom 32 bits of </text:span><text:span text:style-name="T93">m=</text:span><text:span text:style-name="T94">λ</text:span><text:span text:style-name="T93">.a+b and</text:span><text:span text:style-name="T101">.</text:span><text:span text:style-name="T93"> <text:s/>We then take the top </text:span><text:span text:style-name="T101">32-bits</text:span><text:span text:style-name="T93"> k (k/2</text:span><text:span text:style-name="T45">32</text:span><text:span text:style-name="T93">), multiply by p</text:span><text:span text:style-name="T96"> (taking the bottom word)</text:span><text:span text:style-name="T93"> and subtract it from </text:span><text:span text:style-name="T96">the bottom word of </text:span><text:span text:style-name="T93">m</text:span><text:span text:style-name="T95">, yielding</text:span><text:span text:style-name="T93"> </text:span><text:span text:style-name="T94">λ</text:span><text:span text:style-name="T93">.a+b (mod p).</text:span></text:p>
      <text:p text:style-name="P117"/>
      <text:p text:style-name="P112">= = = = = = = = = = = = = <text:s text:c="2"/>End of next phase editing = = = = = = = = = = = = =</text:p>
      <text:p text:style-name="P112"/>
      <text:p text:style-name="P112"/>
      <text:p text:style-name="P100"/>
      <text:p text:style-name="P27">Section <text:span text:style-name="T89">2</text:span> – <text:span text:style-name="T89">Fields of order up to 256.</text:span></text:p>
      <text:p text:style-name="P17"/>
      <text:p text:style-name="P104">For fields of order at most 256, where one or more field entries are held in each byte, it is considered acceptable to hold 2-dimensional look-up tables, and in particular the tables add8, sub8 and mul8 are computed at FieldSet time, so that all routines can work at a reasonable pace.</text:p>
      <text:p text:style-name="P104"/>
      <text:p text:style-name="P128">TBD<text:span text:style-name="T90"> document how it actually works.</text:span></text:p>
      <text:p text:style-name="P102"/>
      <text:p text:style-name="P27">Section <text:span text:style-name="T89">3</text:span> – <text:span text:style-name="T89">Fields 257-65536.</text:span></text:p>
      <text:p text:style-name="P17"/>
      <text:p text:style-name="P104">For fields in this range, it is considered acceptable to have one-dimensional look-up tables, but not two-dimensional ones. <text:s/>In particular the log16 and alog16 tables are used (where appropriate) for multiplication. <text:s/>At present the Zech logarithm approach is used for multiply-and-add, but it seems likely that the spac/sqid approach will be faster. <text:s/>This needs to be <text:soft-page-break/>investigated and checked.</text:p>
      <text:p text:style-name="P104"/>
      <text:p text:style-name="P28"><text:span text:style-name="T81">Section </text:span><text:span text:style-name="T83">4</text:span><text:span text:style-name="T81"> – </text:span><text:span text:style-name="T83">32 and 64-bit fields of characteristic 2-13.</text:span></text:p>
      <text:p text:style-name="P104"/>
      <text:p text:style-name="P104">For fields in this range, it is desirable to pack two or more entries mod p into each byte, allowing look-up (add8, sub8, mul8 etc.) to be used. <text:s/>Further look-up tables will almost certainly be needed, and this whole area is ripe for revisiting in its entirety.</text:p>
      <text:p text:style-name="P104"/>
      <text:p text:style-name="P28"><text:span text:style-name="T81">Section </text:span><text:span text:style-name="T83">5</text:span><text:span text:style-name="T81"> – </text:span><text:span text:style-name="T83">32 and 64-bit fields of characteristic 17-251.</text:span></text:p>
      <text:p text:style-name="P104"/>
      <text:p text:style-name="P104">Not really considered this case at all yet.</text:p>
      <text:p text:style-name="P104"/>
      <text:p text:style-name="P29"><text:span text:style-name="T81">Section </text:span><text:span text:style-name="T84">6</text:span><text:span text:style-name="T81"> – </text:span><text:span text:style-name="T83">32 and 64-bit fields of characteristic 257-65531.</text:span></text:p>
      <text:p text:style-name="P105"/>
      <text:p text:style-name="P105">Not really considered this case at all yet either.</text:p>
      <text:p text:style-name="P104"/>
      <text:p text:style-name="P29"><text:span text:style-name="T81">Section </text:span><text:span text:style-name="T84">7</text:span><text:span text:style-name="T81"> – </text:span><text:span text:style-name="T83">32 </text:span><text:span text:style-name="T84">bit primes</text:span><text:span text:style-name="T83">.</text:span></text:p>
      <text:p text:style-name="P105"/>
      <text:p text:style-name="P110">There are a fairly wide range of methods that might be appropriate here, and some experimentation is needed. <text:s/>The subject under consideration is the implementation of the four routines (DAdd, DSub, DSMul and DSMad) for primes in the range 65537 to 2<text:span text:style-name="T21">32</text:span>. <text:s/>I consider look-up tables as being too large for this case, as they would not even fit into L2 cache<text:span text:style-name="T91">. <text:s/>Let's first make a list of ideas. <text:s/>The issue to consider is the reduction modulo p.</text:span></text:p>
      <text:p text:style-name="P110"/>
      <text:p text:style-name="P111">1. <text:s/>For addition, we simply compare to the characteristic and subtract it if greater-or-equal. <text:s/>This can be done with a conditional move instruction, so is by no means as bad as an unpredictable branch.</text:p>
      <text:p text:style-name="P111">2. <text:s/>Barrett41 is good for </text:p>
      <text:p text:style-name="P104"/>
      <text:p text:style-name="P29"><text:span text:style-name="T81">Section </text:span><text:span text:style-name="T84">8</text:span><text:span text:style-name="T81"> – </text:span><text:span text:style-name="T83">32 and 64-bit </text:span><text:span text:style-name="T84">extension </text:span><text:span text:style-name="T83">fields of </text:span><text:span text:style-name="T84">32-bit primes.</text:span></text:p>
      <text:p text:style-name="P105"/>
      <text:p text:style-name="P105">Not really considered this case at all yet either.</text:p>
      <text:p text:style-name="P105"/>
      <text:p text:style-name="P29"><text:span text:style-name="T81">Section </text:span><text:span text:style-name="T84">9</text:span><text:span text:style-name="T81"> – </text:span><text:span text:style-name="T83">64-bit </text:span><text:span text:style-name="T84">primes</text:span><text:span text:style-name="T83">.</text:span></text:p>
      <text:p text:style-name="P105"/>
      <text:p text:style-name="P105">Not really considered this case at all yet either.</text:p>
      <text:p text:style-name="P100"/>
      <text:p text:style-name="P26">Section <text:span text:style-name="T80">7</text:span> – <text:span text:style-name="T80">Adding in moderate extension fields odd charc.</text:span></text:p>
      <text:p text:style-name="P103"/>
      <text:p text:style-name="P4"><text:span text:style-name="T10">For moderate extension fields, the </text:span><text:span text:style-name="T3">spac/sqid tables and the Barrett-41 schemes </text:span><text:span text:style-name="T10">are </text:span><text:span text:style-name="T3">as a means </text:span><text:soft-page-break/><text:span text:style-name="T3">of adding</text:span><text:span text:style-name="T10"> and subtracting</text:span><text:span text:style-name="T3"> in moderate fields of small odd characteristic. <text:s/>The scheme is not entirely self-explanatory, so it is described in full </text:span><text:span text:style-name="T10">here</text:span><text:span text:style-name="T3">.</text:span></text:p>
      <text:p text:style-name="P34"/>
      <text:p text:style-name="P5"><text:span text:style-name="T2">As an example to see the </text:span><text:span text:style-name="T12">principle</text:span><text:span text:style-name="T2"> of spac and sqid, suppose we need to add in the field of order 25 = 5</text:span><text:span text:style-name="T23">2</text:span><text:span text:style-name="T2">. <text:s/>We can’t just add the integers, since this would cause overflow from one digit to the next. <text:s/>Suppose, for example, we consider 3X+2 <text:s/>+ <text:s/>2X+4. <text:s/>These are represented by 17+14, which comes to 31. <text:s/>Unfortunately 3X+1 <text:s/>+ <text:s/>3X+0 comes to 16+15 which is also 31, yet the first should be 1 and the second X+1. <text:s/>There has been overflow from the constant term to the X term. <text:s/>If we consider the field 3</text:span><text:span text:style-name="T23">6</text:span><text:span text:style-name="T2">, the situation is considerably more complicated, and as far as I can see, it is not simple to determine where the overflow has happened.</text:span></text:p>
      <text:p text:style-name="P35"/>
      <text:p text:style-name="P5"><text:span text:style-name="T2">Instead we could use the </text:span><text:span text:style-name="T11">spac</text:span><text:span text:style-name="T2"> table to “space things out a bit”. <text:s/>(Note – this is not exactly what it does, as it is only the principle being described here). <text:s/>We first look up the field entry, representing a+bp+cp</text:span><text:span text:style-name="T23">2</text:span><text:span text:style-name="T2"> . . . and replace p by (2p-1). <text:s/>Then addition can take place without fear of overflow, and we can look up the result in the </text:span><text:span text:style-name="T11">sqid</text:span><text:span text:style-name="T2"> table to reduce each entry mod p to obtain the correct answer.</text:span></text:p>
      <text:p text:style-name="P35"/>
      <text:p text:style-name="P5"><text:span text:style-name="T2">For addition, we would then </text:span><text:span text:style-name="T4">add x and y by writing</text:span><text:span text:style-name="T2"> sum=sqid[spac[x]+spac[y]], achieving the entire addition with three look-ups. <text:s/>Notice that we could encode spac[x] to be x+c (mod p) for any c in each digit, provided the sqid table subtracted 2.c to correct it.</text:span></text:p>
      <text:p text:style-name="P35"/>
      <text:p text:style-name="P6"><text:span text:style-name="T2">We make use of this so that we can use the same tables for subtraction. <text:s/>By choosing c = –1/2 (mod p) we find that we can do subtraction as diff=sqid[2c+spac[x]–spac[y]]. <text:s/>In the code, 2c is held in the constant </text:span><text:span text:style-name="T11">spaczero</text:span><text:span text:style-name="T2">.</text:span></text:p>
      <text:p text:style-name="P36"/>
      <text:p text:style-name="P6"><text:span text:style-name="T2">Letting c (spaczero) = –1/2, we therefore define spac[x] as c+x </text:span><text:span text:style-name="T5">(reduced mod p) </text:span><text:span text:style-name="T2">in each digit, spaced out using (2p–1) and define sqid[x] as x+1 (mod p), squidged up to use p instead of <text:s text:c="2"/>(2p–1).</text:span></text:p>
      <text:p text:style-name="P6"><text:span text:style-name="T2">For addition </text:span><text:span text:style-name="T3">sum=sqid[spac[x]+spac[y]] </text:span><text:span text:style-name="T2">yields x+c+y+c+1=x+y since 2c+1=0.</text:span></text:p>
      <text:p text:style-name="P36">For subtraction sqid[2c+spac[x]–spac[y]] yield 2c+x+c–(y+c)+1=x–y for the same reason.</text:p>
      <text:p text:style-name="P36"/>
      <text:p text:style-name="P37">The spac and sqid tables are 16-bits wide to save memory (actually it is cache-space that matters here) and so the method is only used for relatively small fields.</text:p>
      <text:p text:style-name="P37"/>
      <text:p text:style-name="P7"><text:span text:style-name="T2">More specifically in characteristic 3, it is limited to 3</text:span><text:span text:style-name="T23">6</text:span><text:span text:style-name="T2">. <text:s/>In spac we replace 3 by 5, and 5</text:span><text:span text:style-name="T23">7</text:span><text:span text:style-name="T2"> = 78125 is too large to fit in 16 bits, so that the sqid table would need to be 78125 32-bit values, which would thrash the cache in many cases.</text:span></text:p>
      <text:p text:style-name="P37"/>
      <text:p text:style-name="P13"><text:span text:style-name="T2">The exact bounds are 3</text:span><text:span text:style-name="T23">6</text:span><text:span text:style-name="T2"> = 729, 5</text:span><text:span text:style-name="T23">5</text:span><text:span text:style-name="T2"> = 3125, 7</text:span><text:span text:style-name="T23">4</text:span><text:span text:style-name="T2"> = 2401, 11</text:span><text:span text:style-name="T23">3</text:span><text:span text:style-name="T2">, 13</text:span><text:span text:style-name="T23">3</text:span><text:span text:style-name="T2">, 17</text:span><text:span text:style-name="T23">3</text:span><text:span text:style-name="T2"> and 19</text:span><text:span text:style-name="T23">3</text:span><text:span text:style-name="T2">, and the squares of primes 23-127 inclusive.</text:span></text:p>
      <text:p text:style-name="P37"/>
      <text:p text:style-name="P7"><text:span text:style-name="T2">For fields of higher degree, we may proceed by breaking the field entry into chunks. <text:s/>For example to add in 11</text:span><text:span text:style-name="T23">6</text:span><text:span text:style-name="T2">, we break the field element into two parts each containing three ground-</text:span><text:soft-page-break/><text:span text:style-name="T2">field values, add each of them separately as above, and then combine them to produce the answer. <text:s/>The Barrett-41 scheme is use to avoid the division that would otherwise be needed to produce the two chunks from the input value. <text:s/>To achieve this, the value of 2</text:span><text:span text:style-name="T23">41</text:span><text:span text:style-name="T2">/11</text:span><text:span text:style-name="T23">3</text:span><text:span text:style-name="T2"> (rounded up) is stored in the bar41 constant, and we find that (x*bar41)&gt;&gt;41 is always the top half, enabling the bottom half to be computed by multiplication and subtraction. <text:s/></text:span><text:span text:style-name="T6">Similarly for primes between 256 (below which a different method is used) and 1278, we may use Barrett-41 twice to break a cubic extension into three parts, though in this case the spac and sqid tables are not needed.</text:span></text:p>
      <text:p text:style-name="P38"/>
      <text:p text:style-name="P8"><text:span text:style-name="T2">The main application of these methods is in addition and subtraction, but they also have a place is the “multiply and add” routine DSMad, which is of considerable performance importance as it is heavily used in Gaussian Elimination. <text:s/>Once the (extension) field is larger than 256, it is no longer practical to hold a full multiplication or addition table (which are of size around q</text:span><text:span text:style-name="T23">2</text:span><text:span text:style-name="T2">) and to work instead with one-dimensional look-up tables. <text:s/>The “Zech-log” method can achieve this, but using logs, antilogs and spac/sqid is faster, at the expense (mainly) of the size of the sqid table, which is linear but considerably larger. <text:s/>This is therefore only used for fields inside the “exact bounds” list above and greater than 256, namely </text:span></text:p>
      <text:p text:style-name="P8"><text:span text:style-name="T2">{ </text:span><text:span text:style-name="T5">3</text:span><text:span text:style-name="T24">6</text:span><text:span text:style-name="T5">, </text:span><text:span text:style-name="T2">5</text:span><text:span text:style-name="T23">4</text:span><text:span text:style-name="T2">, 5</text:span><text:span text:style-name="T23">5</text:span><text:span text:style-name="T2">, 7</text:span><text:span text:style-name="T23">3</text:span><text:span text:style-name="T2">, 7</text:span><text:span text:style-name="T23">4</text:span><text:span text:style-name="T2">, 11</text:span><text:span text:style-name="T23">3</text:span><text:span text:style-name="T2">, 13</text:span><text:span text:style-name="T23">3</text:span><text:span text:style-name="T2">, 17</text:span><text:span text:style-name="T23">2</text:span><text:span text:style-name="T2">, 17</text:span><text:span text:style-name="T23">3</text:span><text:span text:style-name="T2">, 19</text:span><text:span text:style-name="T23">2</text:span><text:span text:style-name="T2">, 19</text:span><text:span text:style-name="T23">3</text:span><text:span text:style-name="T2">, and the squares of primes 23-127}</text:span></text:p>
      <text:p text:style-name="P8"><text:span text:style-name="T5">I</text:span><text:span text:style-name="T2">t is presumed to be faster to use Zech than to break the value up. <text:s/>I suppose I ought to check this sometime.</text:span></text:p>
      <text:p text:style-name="P39"/>
      <text:p text:style-name="P21">Section <text:span text:style-name="T49">2</text:span> – <text:span text:style-name="T49">Behavior of Barrett-41. </text:span></text:p>
      <text:p text:style-name="P9"/>
      <text:p text:style-name="P10"><text:span text:style-name="T3">U</text:span><text:span text:style-name="T2">sing the bartest.c program, which tests directly the first value of a such that a.D+b does not correctly extract a using Barret-41 for odd D, we find the following results. </text:span></text:p>
      <text:p text:style-name="P40"/>
      <text:p text:style-name="P10"><text:span text:style-name="T2">Below 527, the first failure is at 2</text:span><text:span text:style-name="T23">23</text:span><text:span text:style-name="T2"> = 8388608 and is due to overflow of the result of the multiplication. <text:s/>At 527 itself, however, it fails for 7948037. <text:s/>Already 527</text:span><text:span text:style-name="T23">3</text:span><text:span text:style-name="T2"> is well over 2</text:span><text:span text:style-name="T23">23</text:span><text:span text:style-name="T2">, so Barret-41 can only be used to extract the lowest digit of four up to the fourth-root of 2</text:span><text:span text:style-name="T23">23</text:span><text:span text:style-name="T2"> – that is to say it is OK for 53 but not for 54. <text:s/>For extracting the lowest digit of longer polynomials, Barret41 is entirely limited by the result fitting into 23 bits.</text:span></text:p>
      <text:p text:style-name="P40"/>
      <text:p text:style-name="P41">For extracting the bottom digit of a cubic, the first failure is at 1235, which is not a prime power. <text:s/>The first field order for which it fails is 1279 (a prime) – it is OK for 1237, 1249, 1259, and 1277. <text:s/>The largest field for which it works with cubics is 2731 – a prime. <text:s/>There are 162 odd numbers between 1237 and 2769 inclusive which works. <text:s/>I have not yet checked how many of them are field orders – presumably about 20 or so.</text:p>
      <text:p text:style-name="P41"/>
      <text:p text:style-name="P11"><text:span text:style-name="T2">Moving on to separating quadratics, </text:span><text:span text:style-name="T7">up to 13175 all odd numbers are OK, but 13175 is not, first failing when a is only 12670. <text:s/>The smallest field order for which it fails is 13367, working fine for 13177, 13183, 13187, 13217, 13219, 13229, 13241, 13249, 13259, 13267, 13291, 13297, 13309, 13313, 13327, 13331, 13337 </text:span><text:span text:style-name="T9">and</text:span><text:span text:style-name="T7"> 13339. <text:s/></text:span><text:span text:style-name="T8">Hence it works for all fields up to and including 13339 but not 13367 – the next case.</text:span><text:span text:style-name="T7"> <text:s/></text:span><text:span text:style-name="T8">There are many higher primes for which it </text:span><text:soft-page-break/><text:span text:style-name="T8">works, the largest being 154543.</text:span></text:p>
      <text:p text:style-name="P42"/>
      <text:p text:style-name="P12"><text:span text:style-name="T8">N</text:span><text:span text:style-name="T2">ow we consider the extraction of two digits at a time from four. <text:s/>121 is the first number that fails, and sadly 125 fails also. <text:s/>127, however, is OK, </text:span><text:span text:style-name="T9">as are 131,149, 251 – the only other three cases where a quartic can be extracted into two pairs of digits using Barrett-41.</text:span></text:p>
      <text:p text:style-name="P40"/>
      <text:p text:style-name="P22">Section <text:span text:style-name="T80">8</text:span> – <text:span text:style-name="T56">Summary of addition in version 1. </text:span></text:p>
      <text:p text:style-name="P14"/>
      <text:p text:style-name="P43">Addtype<text:tab/>Used for<text:tab/></text:p>
      <text:p text:style-name="P53"><text:span text:style-name="T50">1<text:tab/><text:tab/></text:span><text:span text:style-name="T51">All characteristic 2 including PSet.</text:span></text:p>
      <text:p text:style-name="P46"><text:tab/>XOR using pcrit pcxor for nob bytes.</text:p>
      <text:p text:style-name="P53"><text:span text:style-name="T50">2<text:tab/><text:tab/>8 pow&gt;1 4 char!=2 q=5,3 </text:span><text:span text:style-name="T51">also PSet 3,5,7,11,13</text:span></text:p>
      <text:p text:style-name="P53"><text:span text:style-name="T50"><text:tab/></text:span><text:span text:style-name="T51">Using add8 table and pcrit pcbif routine</text:span></text:p>
      <text:p text:style-name="P53"><text:span text:style-name="T50">3<text:tab/><text:tab/>8 pow=1 </text:span><text:span text:style-name="T51">also PSet</text:span></text:p>
      <text:p text:style-name="P47"><text:tab/>Add and use red16, unrolled four times in “c”.</text:p>
      <text:p text:style-name="P47">4<text:tab/><text:tab/>16 pow=1 also PSet</text:p>
      <text:p text:style-name="P53"><text:span text:style-name="T50"><text:tab/></text:span><text:span text:style-name="T51">Add and use red16</text:span></text:p>
      <text:p text:style-name="P55"><text:span text:style-name="T50">5<text:tab/><text:tab/>16 pow&lt;=spaclev spaclev&gt;=2 </text:span><text:span text:style-name="T52">{3</text:span><text:span text:style-name="T26">6</text:span><text:span text:style-name="T52"> 5</text:span><text:span text:style-name="T26">4</text:span><text:span text:style-name="T52"> 5</text:span><text:span text:style-name="T26">5</text:span><text:span text:style-name="T52"> 7</text:span><text:span text:style-name="T26">3</text:span><text:span text:style-name="T52"> 7</text:span><text:span text:style-name="T26">4</text:span><text:span text:style-name="T52"> 11</text:span><text:span text:style-name="T26">3</text:span><text:span text:style-name="T52"> 13</text:span><text:span text:style-name="T26">3</text:span><text:span text:style-name="T52"> 17</text:span><text:span text:style-name="T26">2</text:span><text:span text:style-name="T52"> 17</text:span><text:span text:style-name="T26">3</text:span><text:span text:style-name="T52"> 19</text:span><text:span text:style-name="T26">2</text:span><text:span text:style-name="T52"> 19</text:span><text:span text:style-name="T26">3</text:span><text:span text:style-name="T52"> 23</text:span><text:span text:style-name="T26">2</text:span><text:span text:style-name="T52">-127</text:span><text:span text:style-name="T26">2</text:span><text:span text:style-name="T52">}</text:span></text:p>
      <text:p text:style-name="P53"><text:span text:style-name="T50"><text:tab/></text:span><text:span text:style-name="T51">spac and sqid.</text:span></text:p>
      <text:p text:style-name="P53"><text:span text:style-name="T50">6<text:tab/><text:tab/>16</text:span><text:span text:style-name="T51"> </text:span><text:span text:style-name="T52">p</text:span><text:span text:style-name="T26">2</text:span><text:span text:style-name="T52">, p</text:span><text:span text:style-name="T55">=131-251</text:span><text:span text:style-name="T52">.</text:span></text:p>
      <text:p text:style-name="P53"><text:span text:style-name="T52"><text:tab/>Barrett-41 to split, add each, red16, then multiply to reassemble.</text:span><text:span text:style-name="T50"><text:tab/></text:span></text:p>
      <text:p text:style-name="P53"><text:span text:style-name="T50">7<text:tab/><text:tab/>32 pow=1 </text:span><text:span text:style-name="T51">also PSet</text:span></text:p>
      <text:p text:style-name="P53"><text:span text:style-name="T50"><text:tab/></text:span><text:span text:style-name="T53">Add, then “if&gt;charc, subtract charc”, which compiles as a CMOVE</text:span></text:p>
      <text:p text:style-name="P53"><text:span text:style-name="T50">8<text:tab/><text:tab/>32 default </text:span><text:span text:style-name="T54">3</text:span><text:span text:style-name="T28">13</text:span><text:span text:style-name="T54">-3</text:span><text:span text:style-name="T28">20</text:span><text:span text:style-name="T54"> etc.etc. etc. Anything bigger than addtyp 11,13,14 can handle.</text:span></text:p>
      <text:p text:style-name="P53"><text:span text:style-name="T50"><text:tab/></text:span><text:span text:style-name="T53">qadd </text:span><text:span text:style-name="T57">Terrible performance!</text:span></text:p>
      <text:p text:style-name="P53"><text:span text:style-name="T50">9<text:tab/><text:tab/>64 pow=1, </text:span><text:span text:style-name="T51">also PSet</text:span></text:p>
      <text:p text:style-name="P56"><text:span text:style-name="T50"><text:tab/></text:span><text:span text:style-name="T53">Add, then “if&gt;charc, subtract charc”, which compiles as a CMOVE</text:span></text:p>
      <text:p text:style-name="P53"><text:span text:style-name="T50">10<text:tab/><text:tab/>64 pow&gt;1 odd. <text:s/></text:span><text:span text:style-name="T54">All 64-bit composite fields of odd characteristic. </text:span></text:p>
      <text:p text:style-name="P56"><text:span text:style-name="T50"><text:tab/></text:span><text:span text:style-name="T53">qadd </text:span><text:span text:style-name="T57">Terrible performance!</text:span></text:p>
      <text:p text:style-name="P44"/>
      <text:p text:style-name="P44">11<text:tab/><text:tab/>32 pow&lt;2.spaclev, spaclev&gt;1 </text:p>
      <text:p text:style-name="P56"><text:span text:style-name="T53"><text:tab/><text:tab/>3</text:span><text:span text:style-name="T27">11</text:span><text:span text:style-name="T53"> 3</text:span><text:span text:style-name="T27">12</text:span><text:span text:style-name="T53"> 5</text:span><text:span text:style-name="T27">7</text:span><text:span text:style-name="T53">-5</text:span><text:span text:style-name="T27">10</text:span><text:span text:style-name="T53"> 7</text:span><text:span text:style-name="T27">5</text:span><text:span text:style-name="T53">-7</text:span><text:span text:style-name="T27">8</text:span><text:span text:style-name="T53"> 11</text:span><text:span text:style-name="T27">4</text:span><text:span text:style-name="T53">-11</text:span><text:span text:style-name="T27">6</text:span><text:span text:style-name="T53"> 13</text:span><text:span text:style-name="T27">4</text:span><text:span text:style-name="T53">-13</text:span><text:span text:style-name="T27">6</text:span><text:span text:style-name="T53"> 17</text:span><text:span text:style-name="T27">4</text:span><text:span text:style-name="T53">-17</text:span><text:span text:style-name="T27">6</text:span><text:span text:style-name="T53"> 19</text:span><text:span text:style-name="T27">4</text:span><text:span text:style-name="T53">-19</text:span><text:span text:style-name="T27">6</text:span><text:span text:style-name="T53"> 23</text:span><text:span text:style-name="T27">4</text:span><text:span text:style-name="T53">-127</text:span><text:span text:style-name="T27">4</text:span><text:span text:style-name="T53"> 41</text:span><text:span text:style-name="T27">3</text:span><text:span text:style-name="T53">-127</text:span><text:span text:style-name="T27">3</text:span></text:p>
      <text:p text:style-name="P56"><text:span text:style-name="T50"><text:tab/></text:span><text:span text:style-name="T52">Barrett-41 to chop into spaclev and the rest, then spac/sqid, </text:span><text:span text:style-name="T53">then </text:span><text:span text:style-name="T52">reassemble.</text:span></text:p>
      <text:p text:style-name="P54"><text:span text:style-name="T50">12<text:tab/><text:tab/>16 pow&lt;=2.spaclev, spaclev&gt;1 p</text:span><text:span text:style-name="T52">o</text:span><text:span text:style-name="T50">w&gt;spaclev </text:span><text:span text:style-name="T52">3</text:span><text:span text:style-name="T26">7</text:span><text:span text:style-name="T52">-3</text:span><text:span text:style-name="T26">10</text:span><text:span text:style-name="T52"> 5</text:span><text:span text:style-name="T26">6</text:span><text:span text:style-name="T52"> 7</text:span><text:span text:style-name="T26">5</text:span><text:span text:style-name="T52"> 11</text:span><text:span text:style-name="T26">4</text:span><text:span text:style-name="T52"> 13</text:span><text:span text:style-name="T26">4</text:span><text:span text:style-name="T52"> 23</text:span><text:span text:style-name="T26">3</text:span><text:span text:style-name="T52">-37</text:span><text:span text:style-name="T26">3</text:span></text:p>
      <text:p text:style-name="P55"><text:span text:style-name="T50"><text:tab/></text:span><text:span text:style-name="T52">Barrett-41 to chop into spaclev and the rest, then spac/sqid, </text:span><text:span text:style-name="T53">then </text:span><text:span text:style-name="T52">reassemble.</text:span></text:p>
      <text:p text:style-name="P45">13<text:tab/><text:tab/>32 pow=2, spaclev=1</text:p>
      <text:p text:style-name="P53"><text:span text:style-name="T50"><text:tab/></text:span><text:span text:style-name="T53">Barrett-41 to chop, then add, red16 and then multiply to reassemble</text:span></text:p>
      <text:p text:style-name="P43">14<text:tab/><text:tab/>32 pow==3 spaclev=1 charc&lt;1278</text:p>
      <text:p text:style-name="P53"><text:span text:style-name="T50"><text:tab/></text:span><text:span text:style-name="T53">Barrett-41 to chop into three pieces, add, red16 and reassemble.</text:span></text:p>
      <text:p text:style-name="P48"/>
      <text:p text:style-name="P71"><text:span text:style-name="T53">N</text:span><text:span text:style-name="T50">eed to find a better way to handle </text:span><text:span text:style-name="T55">very </text:span><text:span text:style-name="T50">large extension fields of odd characteristic. <text:s/>A Barrett-96 subroutine (in pcrit) will do most of them (provided p</text:span><text:span text:style-name="T25">d/2</text:span><text:span text:style-name="T50"> (</text:span><text:span text:style-name="T55">d/2 rounded up) is less than 2</text:span><text:span text:style-name="T29">32</text:span><text:span text:style-name="T55">) but leaves some tricky edge cases. <text:s/>DSMad is, however, even worse and more important, so </text:span><text:soft-page-break/><text:span text:style-name="T55">probably should be considered first.</text:span></text:p>
      <text:p text:style-name="P49"/>
      <text:p text:style-name="P23">Section <text:span text:style-name="T74">5</text:span> – <text:span text:style-name="T74">DSMad with 64-bit primes. </text:span></text:p>
      <text:p text:style-name="P50"/>
      <text:p text:style-name="P57"><text:span text:style-name="T55">W</text:span><text:span text:style-name="T50">ith 128-bit / 64-bit division taking up to 76 clock cycles (reciprocal throughput) it seems unlikely that this simple approach will ever be the fastest. <text:s/>If we are to use Barrett methods, however, there is still a lot of work. <text:s/></text:span><text:span text:style-name="T60"><text:s/>λ = μ + </text:span><text:span text:style-name="T61">ε </text:span></text:p>
      <text:p text:style-name="P75"/>
      <text:p text:style-name="P58"><text:span text:style-name="T59">Let’s consider the simple Barrett approach to computing </text:span><text:span text:style-name="T60">λ.</text:span><text:span text:style-name="T59">a+b (mod p). <text:s/>We first compute </text:span><text:span text:style-name="T60">λ.</text:span><text:span text:style-name="T59">a+b by multiplying a by </text:span><text:span text:style-name="T60">λ</text:span><text:span text:style-name="T59"> to get a 128-bit result, and to add in b (remembering to propagate the carry) so that we have <text:s/></text:span><text:span text:style-name="T60">λ.</text:span><text:span text:style-name="T59">a+b at high speed. <text:s/></text:span><text:span text:style-name="T62">For the largest primes we need to use 192-bit Barrett, so must multiply this by </text:span><text:span text:style-name="T63">s=</text:span><text:span text:style-name="T62">2</text:span><text:span text:style-name="T31">192</text:span><text:span text:style-name="T59">/</text:span><text:span text:style-name="T62">p which will need three limbs. <text:s/>We therefore have a 2 x 3 multiplication, where the answer is known to fit into 4 limbs. <text:s/>If </text:span><text:span text:style-name="T60">λ.</text:span><text:span text:style-name="T59">a+b </text:span><text:span text:style-name="T62">= c.p+d, the top limb of this is c, and we must now multiply c by p (1 x 1 -&gt; 2) and subtract from </text:span><text:span text:style-name="T60">λ.</text:span><text:span text:style-name="T59">a+b </text:span><text:span text:style-name="T62">to get d. <text:s/>This is nine multiplications and around 30 additions, </text:span><text:span text:style-name="T63">many of the add-with-carry.</text:span></text:p>
      <text:p text:style-name="P76"/>
      <text:p text:style-name="P77">Two things seem clear. <text:s/>Barrett 192 will be faster than division, but it will still be pretty slow!</text:p>
      <text:p text:style-name="P77"/>
      <text:p text:style-name="P59"><text:span text:style-name="T59">Suppose we try to do some work on <text:s/></text:span><text:span text:style-name="T60">λ </text:span><text:span text:style-name="T59">first? <text:s/>Let s = 2</text:span><text:span text:style-name="T30">192</text:span><text:span text:style-name="T59">/p. <text:s/>We are going to compute</text:span></text:p>
      <text:p text:style-name="P59"><text:span text:style-name="T59">(</text:span><text:span text:style-name="T60">λ.</text:span><text:span text:style-name="T64">a+b</text:span><text:span text:style-name="T59">)s as a 4-limb quantity, and we could compute t’ = </text:span><text:span text:style-name="T60">λ.</text:span><text:span text:style-name="T59">s independent of a. <text:s/>t’ still fits in 3 limbs. <text:s/>As s=2</text:span><text:span text:style-name="T30">192</text:span><text:span text:style-name="T59">/p, if we wish we can get a bit more accuracy by computing t = </text:span><text:span text:style-name="T60">λ.</text:span><text:span text:style-name="T59">2</text:span><text:span text:style-name="T30">192</text:span><text:span text:style-name="T60">/</text:span><text:span text:style-name="T59">p (rounded up) hoping to save a limb. <text:s/>We would then compute t.a+s.b.</text:span></text:p>
      <text:p text:style-name="P77"/>
      <text:p text:style-name="P24">Section <text:span text:style-name="T75">6</text:span> – <text:span text:style-name="T74">DSMad with “lambdified” Barrett-64. </text:span></text:p>
      <text:p text:style-name="P51"/>
      <text:p text:style-name="P61"><text:span text:style-name="T65">Continuing with the above theme, let’s consider smaller primes and see what the limits are. <text:s/>Suppose, then, we are given p at field-set time and </text:span><text:span text:style-name="T60">λ </text:span><text:span text:style-name="T59">at the start of DSMad. <text:s/>We compute </text:span></text:p>
      <text:p text:style-name="P78"/>
      <text:p text:style-name="P61"><text:span text:style-name="T59">s = </text:span><text:span text:style-name="T63">2</text:span><text:span text:style-name="T30">64</text:span><text:span text:style-name="T63">/p </text:span><text:span text:style-name="T59">(rounded up) at field-set time, and </text:span></text:p>
      <text:p text:style-name="P60"><text:span text:style-name="T59">t = </text:span><text:span text:style-name="T60">λ.</text:span><text:span text:style-name="T59">2</text:span><text:span text:style-name="T32">64</text:span><text:span text:style-name="T60">/</text:span><text:span text:style-name="T59">p </text:span><text:span text:style-name="T66">(rounded up) at the start of DSMad.</text:span></text:p>
      <text:p text:style-name="P78"/>
      <text:p text:style-name="P62"><text:span text:style-name="T59">To compute cp+d = </text:span><text:span text:style-name="T60">λ</text:span><text:span text:style-name="T59">a+b we compute ta+sb and hope that the top limb of this is c. <text:s/></text:span><text:span text:style-name="T67">We then compute <text:s/></text:span><text:span text:style-name="T60">λ</text:span><text:span text:style-name="T59">a+b–</text:span><text:span text:style-name="T67">cp</text:span><text:span text:style-name="T59"> </text:span><text:span text:style-name="T67">and return the result as d.</text:span></text:p>
      <text:p text:style-name="P78"/>
      <text:p text:style-name="P78">Well . . . what actually is it?</text:p>
      <text:p text:style-name="P78"/>
      <text:p text:style-name="P61"><text:span text:style-name="T59">Let S= </text:span><text:span text:style-name="T63">2</text:span><text:span text:style-name="T30">64</text:span><text:span text:style-name="T63">/p </text:span><text:span text:style-name="T59">and T = </text:span><text:span text:style-name="T60">λ.</text:span><text:span text:style-name="T63">2</text:span><text:span text:style-name="T30">64</text:span><text:span text:style-name="T60">/</text:span><text:span text:style-name="T63">p </text:span><text:span text:style-name="T59">as exact real numbers.</text:span></text:p>
      <text:p text:style-name="P78"/>
      <text:p text:style-name="P61"><text:span text:style-name="T59">Then Ta+Sb = a.</text:span><text:span text:style-name="T60">λ.</text:span><text:span text:style-name="T63">2</text:span><text:span text:style-name="T30">64</text:span><text:span text:style-name="T60">/</text:span><text:span text:style-name="T63">p </text:span><text:span text:style-name="T59">+ b.</text:span><text:span text:style-name="T63">2</text:span><text:span text:style-name="T30">64</text:span><text:span text:style-name="T63">/p </text:span><text:span text:style-name="T59">= 2</text:span><text:span text:style-name="T30">64</text:span><text:span text:style-name="T59">/p . (a.</text:span><text:span text:style-name="T60">λ </text:span><text:span text:style-name="T59">+ b) = 2</text:span><text:span text:style-name="T30">64</text:span><text:span text:style-name="T59">/p . (cp+d) = 2</text:span><text:span text:style-name="T30">64</text:span><text:span text:style-name="T59">.c + 2</text:span><text:span text:style-name="T30">64</text:span><text:span text:style-name="T59">.(d/p) so the top limb is indeed c, since d/p is less than 1.</text:span></text:p>
      <text:p text:style-name="P78"/>
      <text:p text:style-name="P64"><text:span text:style-name="T59">Since s = S+ε</text:span><text:span text:style-name="T76">2</text:span><text:span text:style-name="T59"> and t=T+ε</text:span><text:span text:style-name="T76">1</text:span><text:span text:style-name="T59"> we actually compute . . .</text:span></text:p>
      <text:p text:style-name="P81"/>
      <text:p text:style-name="P64"><text:soft-page-break/><text:span text:style-name="T59">ta+sb=(T+ε</text:span><text:span text:style-name="T76">1</text:span><text:span text:style-name="T59">)a+(S+ε</text:span><text:span text:style-name="T76">2</text:span><text:span text:style-name="T59">)b =Ta+Sb+ε</text:span><text:span text:style-name="T76">1</text:span><text:span text:style-name="T59">a+ε</text:span><text:span text:style-name="T76">2</text:span><text:span text:style-name="T59">b=</text:span><text:span text:style-name="T66">2</text:span><text:span text:style-name="T32">64</text:span><text:span text:style-name="T66">.c + 2</text:span><text:span text:style-name="T32">64</text:span><text:span text:style-name="T66">.(d/p)</text:span><text:span text:style-name="T59">+ε</text:span><text:span text:style-name="T76">1</text:span><text:span text:style-name="T59">a+ε</text:span><text:span text:style-name="T76">2</text:span><text:span text:style-name="T59">b.</text:span></text:p>
      <text:p text:style-name="P81"/>
      <text:p text:style-name="P82">We therefore need that</text:p>
      <text:p text:style-name="P79"/>
      <text:p text:style-name="P65"><text:span text:style-name="T66">2</text:span><text:span text:style-name="T32">64</text:span><text:span text:style-name="T66">.(d/p)</text:span><text:span text:style-name="T59">+ε</text:span><text:span text:style-name="T76">1</text:span><text:span text:style-name="T59">a+ε</text:span><text:span text:style-name="T76">2</text:span><text:span text:style-name="T59">b &lt; 2</text:span><text:span text:style-name="T30">64</text:span><text:span text:style-name="T59">.</text:span></text:p>
      <text:p text:style-name="P82"/>
      <text:p text:style-name="P65"><text:span text:style-name="T59">The method is therefore correct </text:span><text:span text:style-name="T70">for a given prime p </text:span><text:span text:style-name="T59">if and only if, for all </text:span><text:span text:style-name="T68">{ </text:span><text:span text:style-name="T60">λ, </text:span><text:span text:style-name="T59">a, b </text:span><text:span text:style-name="T68">}</text:span><text:span text:style-name="T59"> the above inequality holds.</text:span></text:p>
      <text:p text:style-name="P81"/>
      <text:p text:style-name="P66"><text:span text:style-name="T59">In the worst case, d is p–1, and in this case we need that ε</text:span><text:span text:style-name="T76">1</text:span><text:span text:style-name="T59">a+ε</text:span><text:span text:style-name="T76">2</text:span><text:span text:style-name="T59">b &lt; 2</text:span><text:span text:style-name="T30">64</text:span><text:span text:style-name="T59">/p, which will certainly be the case (needing only that the epsilons are less than 1) if 2p&lt;=2</text:span><text:span text:style-name="T30">64</text:span><text:span text:style-name="T59">/p, or 2p</text:span><text:span text:style-name="T30">2</text:span><text:span text:style-name="T59"> &lt; 2</text:span><text:span text:style-name="T30">64</text:span><text:span text:style-name="T59">. <text:s/></text:span><text:span text:style-name="T70">This is clearly the majority of the 32-bit cases, and (if we can be bothered to use it) will in fact work for many higher primes, and even if it fails, it will fail for rather few values of </text:span><text:span text:style-name="T60">λ. <text:s/></text:span><text:span text:style-name="T68">In fact, if d is </text:span><text:span text:style-name="T59">p–</text:span><text:span text:style-name="T68">2 or lower, the inequality holds for all p &lt; 2</text:span><text:span text:style-name="T33">32</text:span><text:span text:style-name="T68">, so we only need to check d=</text:span><text:span text:style-name="T59">p–</text:span><text:span text:style-name="T68">1 to see when it fails for 32-bit primes.</text:span></text:p>
      <text:p text:style-name="P84"/>
      <text:p text:style-name="P84">Multiplying through by p we get that the inequality is </text:p>
      <text:p text:style-name="P84"/>
      <text:p text:style-name="P66"><text:span text:style-name="T66">2</text:span><text:span text:style-name="T32">64</text:span><text:span text:style-name="T66">.d</text:span><text:span text:style-name="T59">+ε</text:span><text:span text:style-name="T76">1</text:span><text:span text:style-name="T68">pa</text:span><text:span text:style-name="T59">+ε</text:span><text:span text:style-name="T76">2</text:span><text:span text:style-name="T68">pb</text:span><text:span text:style-name="T59"> &lt; 2</text:span><text:span text:style-name="T30">64</text:span><text:span text:style-name="T59">.</text:span><text:span text:style-name="T68">p and notice that </text:span><text:span text:style-name="T59">ε</text:span><text:span text:style-name="T76">2</text:span><text:span text:style-name="T68">p is the integer δ</text:span><text:span text:style-name="T77">2</text:span><text:span text:style-name="T68"> = </text:span><text:span text:style-name="T59">–</text:span><text:span text:style-name="T68">2</text:span><text:span text:style-name="T33">64</text:span><text:span text:style-name="T68"> (mod p) and </text:span><text:span text:style-name="T59">ε</text:span><text:span text:style-name="T76">1</text:span><text:span text:style-name="T68">p is the integer δ</text:span><text:span text:style-name="T77">1</text:span><text:span text:style-name="T68"> = </text:span><text:span text:style-name="T59">–</text:span><text:span text:style-name="T60">λ </text:span><text:span text:style-name="T68">2</text:span><text:span text:style-name="T33">64</text:span><text:span text:style-name="T68"> (mod p) so the inequality reads</text:span></text:p>
      <text:p text:style-name="P84"/>
      <text:p text:style-name="P69"><text:span text:style-name="T59">a.δ</text:span><text:span text:style-name="T76">1</text:span><text:span text:style-name="T59"> + b.δ</text:span><text:span text:style-name="T76">2</text:span><text:span text:style-name="T59"> &lt; 2</text:span><text:span text:style-name="T30">64</text:span><text:span text:style-name="T59"> (p</text:span><text:span text:style-name="T67">–</text:span><text:span text:style-name="T59">d) </text:span><text:span text:style-name="T69">where <text:s/></text:span><text:span text:style-name="T59">δ</text:span><text:span text:style-name="T76">2</text:span><text:span text:style-name="T59"> </text:span><text:span text:style-name="T69">is constant (for a given p) and <text:s/></text:span><text:span text:style-name="T59">δ</text:span><text:span text:style-name="T76">2</text:span><text:span text:style-name="T59"> </text:span><text:span text:style-name="T69">depends only on <text:s/></text:span><text:span text:style-name="T60">λ, </text:span><text:span text:style-name="T69">and that</text:span></text:p>
      <text:p text:style-name="P70"><text:span text:style-name="T69">d</text:span><text:span text:style-name="T59">= </text:span><text:span text:style-name="T60">λ</text:span><text:span text:style-name="T66">a+b </text:span><text:span text:style-name="T59">(mod p).</text:span></text:p>
      <text:p text:style-name="P85"/>
      <text:p text:style-name="P68"><text:span text:style-name="T60">O</text:span><text:span text:style-name="T59">bserve also that the method translates to a 128-bit version, working for all primes where </text:span></text:p>
      <text:p text:style-name="P68"><text:span text:style-name="T59">2p</text:span><text:span text:style-name="T30">2</text:span><text:span text:style-name="T59"> &lt; 2</text:span><text:span text:style-name="T30">128</text:span><text:span text:style-name="T59">, which again is almost all of the 64-bit primes, and can also be used to cover the 32-bit cases where lambdified Barrett-64 fails.</text:span></text:p>
      <text:p text:style-name="P86"/>
      <text:p text:style-name="P25">Section <text:span text:style-name="T79">7</text:span> – <text:span text:style-name="T74">DSMad for large extension fields. </text:span></text:p>
      <text:p text:style-name="P52"/>
      <text:p text:style-name="P132"><text:span text:style-name="T16">DSMad for the field 1621</text:span><text:span text:style-name="T35">6</text:span><text:span text:style-name="T16"> currently takes 19.2 </text:span><text:span text:style-name="T19">minutes</text:span><text:span text:style-name="T16"> per gigabyte, compared to about 2 seconds per gigabyte for small fields. <text:s/>This is clearly terrible! <text:s text:c="2"/></text:span><text:span text:style-name="T17">This comes to about 1200 sec/Gigabyte, or 9600 nSec per entry. <text:s/></text:span><text:span text:style-name="T16"><text:s/>Let’s consider how this </text:span><text:span text:style-name="T19">should</text:span><text:span text:style-name="T16"> be done.</text:span></text:p>
      <text:p text:style-name="P99"/>
      <text:p text:style-name="P131"><text:span text:style-name="T15">The Conway polynomial for this field is X</text:span><text:span text:style-name="T34">6</text:span><text:span text:style-name="T15"> + 1337.X</text:span><text:span text:style-name="T34">3</text:span><text:span text:style-name="T15"> + 679.X</text:span><text:span text:style-name="T34">2</text:span><text:span text:style-name="T15"> + 1208.X + 2, which is not very encouraging, </text:span><text:span text:style-name="T18">though it is actually better than some</text:span><text:span text:style-name="T15">. </text:span></text:p>
      <text:p text:style-name="P99"/>
      <text:p text:style-name="P131"><text:span text:style-name="T15">One approach is to extract the coefficients into arrays of six entries mod 1621, multiply the polynomials, reduce modulo the Conway polynomial and re-assemble the answer. <text:s/></text:span><text:span text:style-name="T17">This clearly involves a considerable number of reductions mod 1621, and we may wish to try to avoid most of them. <text:s/>In any case Barrett-41 can handle this pretty well, reducing a number mod 1621 provided only that it is of the form ap+b with a &lt; 2</text:span><text:span text:style-name="T36">23</text:span><text:span text:style-name="T17">. <text:s/></text:span><text:span text:style-name="T18">In particular it can be used for extraction from three entries (i.e. from a+bp+cp</text:span><text:span text:style-name="T37">2</text:span><text:span text:style-name="T1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Head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2.29cm" fo:page-height="28.94cm" style:num-format="1" style:print-orientation="portrait" fo:margin-top="1cm" fo:margin-bottom="1cm" fo:margin-left="0.9cm" fo:margin-right="2.4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2.29cm" fo:page-height="28.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Parker</meta:initial-creator>
    <meta:creation-date>2011-02-22T04:16:32</meta:creation-date>
    <dc:date>2016-10-25T16:00:40.943609285</dc:date>
    <meta:editing-duration>P4DT2H51M41S</meta:editing-duration>
    <meta:editing-cycles>396</meta:editing-cycles>
    <meta:generator>LibreOffice/5.1.4.2$Linux_X86_64 LibreOffice_project/10m0$Build-2</meta:generator>
    <meta:document-statistic meta:table-count="0" meta:image-count="0" meta:object-count="0" meta:page-count="11" meta:paragraph-count="159" meta:word-count="4651" meta:character-count="25422" meta:non-whitespace-character-count="20719"/>
  </office:meta>
</office:document-meta>
</file>